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dash" draw:stroke-dash="stroke-dash11" svg:stroke-width="0.021cm" svg:stroke-color="#b0b0b0" svg:stroke-opacity="70%" draw:stroke-linejoin="round" svg:stroke-linecap="butt" draw:fill="none" fo:padding-top="0.01cm" fo:padding-bottom="0.01cm" fo:padding-left="0.01cm" fo:padding-right="0.01cm"/>
    </style:style>
    <style:style style:name="gr3" style:family="graphic" style:parent-style-name="standard">
      <style:graphic-properties draw:stroke="solid" svg:stroke-width="0.028cm" svg:stroke-color="#1a1a1a" draw:stroke-linejoin="round" svg:stroke-linecap="butt" draw:fill="none" fo:padding-top="0.014cm" fo:padding-bottom="0.014cm" fo:padding-left="0.014cm" fo:padding-right="0.014cm"/>
    </style:style>
    <style:style style:name="gr4" style:family="graphic" style:parent-style-name="standard">
      <style:graphic-properties draw:stroke="none" draw:fill="solid" draw:fill-color="#1a1a1a"/>
    </style:style>
    <style:style style:name="gr5" style:family="graphic" style:parent-style-name="standard">
      <style:graphic-properties draw:stroke="solid" svg:stroke-width="0.017cm" svg:stroke-color="#0000ff" draw:stroke-linejoin="round" svg:stroke-linecap="square" draw:fill="none" fo:padding-top="0.008cm" fo:padding-bottom="0.008cm" fo:padding-left="0.008cm" fo:padding-right="0.008cm"/>
    </style:style>
    <style:style style:name="gr6" style:family="graphic" style:parent-style-name="standard">
      <style:graphic-properties draw:stroke="solid" svg:stroke-width="0.07cm" svg:stroke-color="#ffa500" draw:stroke-linejoin="round" svg:stroke-linecap="square" draw:fill="none" fo:padding-top="0.035cm" fo:padding-bottom="0.035cm" fo:padding-left="0.035cm" fo:padding-right="0.035cm"/>
    </style:style>
    <style:style style:name="gr7" style:family="graphic" style:parent-style-name="standard">
      <style:graphic-properties draw:stroke="solid" svg:stroke-width="0.035cm" svg:stroke-color="#1a1a1a" draw:stroke-linejoin="round" svg:stroke-linecap="square" draw:fill="none" fo:padding-top="0.017cm" fo:padding-bottom="0.017cm" fo:padding-left="0.017cm" fo:padding-right="0.017cm"/>
    </style:style>
    <style:style style:name="gr8" style:family="graphic" style:parent-style-name="standard">
      <style:graphic-properties draw:stroke="solid" svg:stroke-width="0.035cm" svg:stroke-color="#cccccc" svg:stroke-opacity="80%" draw:stroke-linejoin="round" svg:stroke-linecap="butt" draw:fill="solid" draw:fill-color="#ffffff" draw:opacity="80%" fo:padding-top="0.017cm" fo:padding-bottom="0.017cm" fo:padding-left="0.017cm" fo:padding-right="0.017cm"/>
    </style:style>
    <style:style style:name="gr9" style:family="graphic" style:parent-style-name="standard">
      <style:graphic-properties draw:stroke="none" draw:fill="solid" draw:fill-color="#333333"/>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1a1a1a"/>
    </style:style>
    <style:style style:name="P4" style:family="paragraph">
      <loext:graphic-properties draw:fill="solid" draw:fill-color="#ffffff" draw:opacity="80%"/>
    </style:style>
    <style:style style:name="P5" style:family="paragraph">
      <loext:graphic-properties draw:fill="solid" draw:fill-color="#3333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968cm" svg:height="13.229cm" svg:x="1.27cm" svg:y="1.587cm" svg:viewBox="0 0 21969 13230" draw:points="0,0 21969,0 21969,13230 0,13230">
          <text:p/>
        </draw:polygon>
        <draw:polygon draw:style-name="gr1" draw:text-style-name="P1" draw:layer="layout" svg:width="19.685cm" svg:height="11.735cm" svg:x="3.175cm" svg:y="1.828cm" svg:viewBox="0 0 19686 11736" draw:points="0,0 19686,0 19686,11736 0,11736">
          <text:p/>
        </draw:polygon>
        <draw:line draw:style-name="gr2" draw:text-style-name="P2" draw:layer="layout" svg:x1="3.175cm" svg:y1="13.563cm" svg:x2="3.175cm" svg:y2="1.828cm">
          <text:p/>
        </draw:line>
        <draw:line draw:style-name="gr3" draw:text-style-name="P2" draw:layer="layout" svg:x1="3.175cm" svg:y1="13.563cm" svg:x2="3.175cm" svg:y2="13.44cm">
          <text:p/>
        </draw:line>
        <draw:path draw:style-name="gr4" draw:text-style-name="P3" draw:layer="layout" svg:width="0.213cm" svg:height="0.32cm" svg:x="3.068cm" svg:y="13.694cm" svg:viewBox="0 0 214 321" svg:d="M107 33c-21 0-37 11-48 32s-16 53-16 95c0 43 5 75 16 96 11 22 27 32 48 32 22 0 38-10 49-32 11-21 16-53 16-96 0-42-5-74-16-95s-27-32-49-32zM107 0c35 0 61 14 80 41 18 28 27 67 27 119s-9 93-27 120c-19 28-45 41-80 41-34 0-61-13-79-41-19-27-28-68-28-120s9-91 28-119c18-27 45-41 79-41z">
          <text:p/>
        </draw:path>
        <draw:line draw:style-name="gr2" draw:text-style-name="P2" draw:layer="layout" svg:x1="7.112cm" svg:y1="13.563cm" svg:x2="7.112cm" svg:y2="1.828cm">
          <text:p/>
        </draw:line>
        <draw:line draw:style-name="gr3" draw:text-style-name="P2" draw:layer="layout" svg:x1="7.112cm" svg:y1="13.563cm" svg:x2="7.112cm" svg:y2="13.44cm">
          <text:p/>
        </draw:line>
        <draw:polygon draw:style-name="gr4" draw:text-style-name="P3" draw:layer="layout" svg:width="0.183cm" svg:height="0.308cm" svg:x="6.889cm" svg:y="13.7cm" svg:viewBox="0 0 184 309" draw:points="6,274 74,274 74,39 0,53 0,15 73,0 115,0 115,274 184,274 184,309 6,309">
          <text:p/>
        </draw:polygon>
        <draw:path draw:style-name="gr4" draw:text-style-name="P3" draw:layer="layout" svg:width="0.214cm" svg:height="0.32cm" svg:x="7.139cm" svg:y="13.694cm" svg:viewBox="0 0 215 321" svg:d="M107 33c-21 0-38 11-48 32-11 21-17 53-17 95 0 43 6 75 17 96 10 22 27 32 48 32 22 0 38-10 49-32 11-21 16-53 16-96 0-42-5-74-16-95s-27-32-49-32zM107 0c35 0 61 14 79 41 19 28 29 67 29 119s-10 93-29 120c-18 28-44 41-79 41s-61-13-79-41c-19-27-28-68-28-120s9-91 28-119c18-27 44-41 79-41z">
          <text:p/>
        </draw:path>
        <draw:line draw:style-name="gr2" draw:text-style-name="P2" draw:layer="layout" svg:x1="11.048cm" svg:y1="13.563cm" svg:x2="11.048cm" svg:y2="1.828cm">
          <text:p/>
        </draw:line>
        <draw:line draw:style-name="gr3" draw:text-style-name="P2" draw:layer="layout" svg:x1="11.048cm" svg:y1="13.563cm" svg:x2="11.048cm" svg:y2="13.44cm">
          <text:p/>
        </draw:line>
        <draw:path draw:style-name="gr4" draw:text-style-name="P3" draw:layer="layout" svg:width="0.196cm" svg:height="0.314cm" svg:x="10.81cm" svg:y="13.694cm" svg:viewBox="0 0 197 315" svg:d="M51 280h146v35h-197v-35c17-17 39-39 66-67 27-27 44-45 52-53 13-15 22-28 27-39 6-10 8-20 8-30 0-17-5-30-17-40-11-11-26-16-45-16-13 0-27 2-41 7-15 4-30 11-48 21v-43c18-6 34-11 48-15 15-3 28-5 41-5 31 0 57 8 76 24s29 37 29 64c0 13-3 25-8 36-4 11-13 25-26 40-3 4-14 16-32 35-19 19-45 46-79 81z">
          <text:p/>
        </draw:path>
        <draw:path draw:style-name="gr4" draw:text-style-name="P3" draw:layer="layout" svg:width="0.214cm" svg:height="0.32cm" svg:x="11.076cm" svg:y="13.694cm" svg:viewBox="0 0 215 321" svg:d="M108 33c-22 0-39 11-49 32-11 21-17 53-17 95 0 43 6 75 17 96 10 22 27 32 49 32s38-10 49-32c10-21 16-53 16-96 0-42-6-74-16-95-11-21-27-32-49-32zM108 0c35 0 61 14 79 41 19 28 28 67 28 119s-9 93-28 120c-18 28-44 41-79 41s-62-13-80-41c-18-27-28-68-28-120s10-91 28-119c18-27 45-41 80-41z">
          <text:p/>
        </draw:path>
        <draw:line draw:style-name="gr2" draw:text-style-name="P2" draw:layer="layout" svg:x1="14.986cm" svg:y1="13.563cm" svg:x2="14.986cm" svg:y2="1.828cm">
          <text:p/>
        </draw:line>
        <draw:line draw:style-name="gr3" draw:text-style-name="P2" draw:layer="layout" svg:x1="14.986cm" svg:y1="13.563cm" svg:x2="14.986cm" svg:y2="13.44cm">
          <text:p/>
        </draw:line>
        <draw:path draw:style-name="gr4" draw:text-style-name="P3" draw:layer="layout" svg:width="0.204cm" svg:height="0.32cm" svg:x="14.748cm" svg:y="13.694cm" svg:viewBox="0 0 205 321" svg:d="M140 148c20 4 37 13 48 26 11 14 17 31 17 51 0 31-11 55-33 71-21 17-50 25-89 25-13 0-26-1-40-4-14-2-28-6-43-11v-40c12 6 25 11 38 15 14 3 29 5 44 5 26 0 46-5 59-15 14-11 21-26 21-46 0-19-6-33-19-43s-31-16-53-16h-36v-34h37c21 0 37-4 47-12 11-8 17-20 17-36 0-15-6-28-17-36-11-9-27-13-48-13-12 0-24 1-37 4-13 2-28 6-43 11v-37c16-4 30-7 44-10 14-2 27-3 39-3 32 0 57 7 76 22 19 14 28 34 28 58 0 17-5 32-14 43-11 12-25 20-43 25z">
          <text:p/>
        </draw:path>
        <draw:path draw:style-name="gr4" draw:text-style-name="P3" draw:layer="layout" svg:width="0.214cm" svg:height="0.32cm" svg:x="15.013cm" svg:y="13.694cm" svg:viewBox="0 0 215 321" svg:d="M108 33c-21 0-38 11-48 32-11 21-17 53-17 95 0 43 6 75 17 96 10 22 27 32 48 32 22 0 38-10 49-32 11-21 16-53 16-96 0-42-5-74-16-95s-27-32-49-32zM108 0c35 0 61 14 79 41 19 28 28 67 28 119s-9 93-28 120c-18 28-44 41-79 41s-61-13-79-41c-18-27-29-68-29-120s11-91 29-119c18-27 44-41 79-41z">
          <text:p/>
        </draw:path>
        <draw:line draw:style-name="gr2" draw:text-style-name="P2" draw:layer="layout" svg:x1="18.922cm" svg:y1="13.563cm" svg:x2="18.922cm" svg:y2="1.828cm">
          <text:p/>
        </draw:line>
        <draw:line draw:style-name="gr3" draw:text-style-name="P2" draw:layer="layout" svg:x1="18.922cm" svg:y1="13.563cm" svg:x2="18.922cm" svg:y2="13.44cm">
          <text:p/>
        </draw:line>
        <draw:path draw:style-name="gr4" draw:text-style-name="P3" draw:layer="layout" svg:width="0.225cm" svg:height="0.308cm" svg:x="18.674cm" svg:y="13.7cm" svg:viewBox="0 0 226 309" svg:d="M140 37l-105 165h105zM129 0h53v202h44v34h-44v73h-42v-73h-140v-40z">
          <text:p/>
        </draw:path>
        <draw:path draw:style-name="gr4" draw:text-style-name="P3" draw:layer="layout" svg:width="0.214cm" svg:height="0.32cm" svg:x="18.95cm" svg:y="13.694cm" svg:viewBox="0 0 215 321" svg:d="M107 33c-21 0-38 11-48 32-11 21-17 53-17 95 0 43 6 75 17 96 10 22 27 32 48 32 23 0 39-10 50-32 11-21 16-53 16-96 0-42-5-74-16-95s-27-32-50-32zM107 0c36 0 62 14 80 41 19 28 28 67 28 119s-9 93-28 120c-18 28-44 41-80 41-35 0-61-13-79-41-18-27-28-68-28-120s10-91 28-119c18-27 44-41 79-41z">
          <text:p/>
        </draw:path>
        <draw:line draw:style-name="gr2" draw:text-style-name="P2" draw:layer="layout" svg:x1="22.86cm" svg:y1="13.563cm" svg:x2="22.86cm" svg:y2="1.828cm">
          <text:p/>
        </draw:line>
        <draw:line draw:style-name="gr3" draw:text-style-name="P2" draw:layer="layout" svg:x1="22.86cm" svg:y1="13.563cm" svg:x2="22.86cm" svg:y2="13.44cm">
          <text:p/>
        </draw:line>
        <draw:path draw:style-name="gr4" draw:text-style-name="P3" draw:layer="layout" svg:width="0.2cm" svg:height="0.314cm" svg:x="22.623cm" svg:y="13.7cm" svg:viewBox="0 0 201 315" svg:d="M13 0h165v35h-127v75c6-2 12-3 18-4s12-2 19-2c34 0 61 10 82 29 21 18 31 44 31 76 0 33-11 59-31 79-22 18-51 27-89 27-13 0-26-1-40-3-13-2-27-6-41-10v-43c12 7 25 12 38 16 13 3 27 5 42 5 24 0 43-6 57-20 14-12 21-29 21-51 0-21-7-38-21-51-14-12-33-19-57-19-11 0-22 2-33 4s-23 6-34 12z">
          <text:p/>
        </draw:path>
        <draw:path draw:style-name="gr4" draw:text-style-name="P3" draw:layer="layout" svg:width="0.214cm" svg:height="0.32cm" svg:x="22.887cm" svg:y="13.694cm" svg:viewBox="0 0 215 321" svg:d="M108 33c-22 0-38 11-48 32-11 21-17 53-17 95 0 43 6 75 17 96 10 22 26 32 48 32s38-10 49-32c11-21 16-53 16-96 0-42-5-74-16-95s-27-32-49-32zM108 0c35 0 61 14 79 41 19 28 28 67 28 119s-9 93-28 120c-18 28-44 41-79 41s-61-13-79-41c-19-27-29-68-29-120s10-91 29-119c18-27 44-41 79-41z">
          <text:p/>
        </draw:path>
        <draw:polygon draw:style-name="gr4" draw:text-style-name="P3" draw:layer="layout" svg:width="0.261cm" svg:height="0.309cm" svg:x="12.641cm" svg:y="14.25cm" svg:viewBox="0 0 262 310" draw:points="0,0 262,0 262,36 153,36 153,310 111,310 111,36 0,36">
          <text:p/>
        </draw:polygon>
        <draw:path draw:style-name="gr4" draw:text-style-name="P3" draw:layer="layout" svg:width="0.038cm" svg:height="0.322cm" svg:x="12.928cm" svg:y="14.237cm" svg:viewBox="0 0 39 323" svg:d="M0 91h39v232h-39zM0 0h39v50h-39z">
          <text:p/>
        </draw:path>
        <draw:path draw:style-name="gr4" draw:text-style-name="P3" draw:layer="layout" svg:width="0.085cm" svg:height="0.41cm" svg:x="12.998cm" svg:y="14.237cm" svg:viewBox="0 0 86 411" svg:d="M47 90h39v237c0 30-5 51-17 64-11 13-30 20-55 20h-14v-32h10c14 0 24-3 29-10 6-7 8-21 8-42zM47 0h39v49h-39z">
          <text:p/>
        </draw:path>
        <draw:path draw:style-name="gr4" draw:text-style-name="P3" draw:layer="layout" svg:width="0.207cm" svg:height="0.328cm" svg:x="13.146cm" svg:y="14.237cm" svg:viewBox="0 0 208 329" svg:d="M170 126v-126h38v323h-38v-36c-8 14-18 24-31 32-12 7-27 10-44 10-28 0-51-11-68-34-18-23-27-52-27-88 0-37 9-66 27-89 17-22 40-33 68-33 17 0 32 3 44 10 13 7 23 17 31 31zM40 207c0 28 5 49 17 65 11 16 27 24 47 24s36-8 49-24c11-16 17-37 17-65s-6-50-17-66c-13-16-29-24-49-24s-36 8-47 24c-12 16-17 38-17 66z">
          <text:p/>
        </draw:path>
        <draw:line draw:style-name="gr2" draw:text-style-name="P2" draw:layer="layout" svg:x1="3.175cm" svg:y1="13.249cm" svg:x2="22.86cm" svg:y2="13.249cm">
          <text:p/>
        </draw:line>
        <draw:line draw:style-name="gr3" draw:text-style-name="P2" draw:layer="layout" svg:x1="3.175cm" svg:y1="13.249cm" svg:x2="3.298cm" svg:y2="13.249cm">
          <text:p/>
        </draw:line>
        <draw:polygon draw:style-name="gr4" draw:text-style-name="P3" draw:layer="layout" svg:width="0.265cm" svg:height="0.035cm" svg:x="2.068cm" svg:y="13.26cm" svg:viewBox="0 0 266 36" draw:points="0,0 266,0 266,36 0,36">
          <text:p/>
        </draw:polygon>
        <draw:path draw:style-name="gr4" draw:text-style-name="P3" draw:layer="layout" svg:width="0.213cm" svg:height="0.32cm" svg:x="2.404cm" svg:y="13.096cm" svg:viewBox="0 0 214 321" svg:d="M20 308v-38c11 5 22 9 33 12 11 2 21 4 32 4 27 0 48-10 63-28 14-19 23-47 25-86-8 13-18 22-31 29-12 6-25 9-40 9-31 0-56-9-75-29-18-19-27-44-27-76s10-57 29-77c19-19 44-28 75-28 36 0 63 13 82 41 19 27 28 67 28 119 0 49-11 88-34 117s-54 44-93 44c-11 0-21-1-32-3s-23-5-35-10zM104 176c19 0 34-6 45-19 11-12 16-30 16-52 0-23-5-40-16-53s-26-19-45-19c-18 0-33 6-44 19s-17 30-17 53c0 22 6 40 17 52 11 13 26 19 44 19z">
          <text:p/>
        </draw:path>
        <draw:polygon draw:style-name="gr4" draw:text-style-name="P3" draw:layer="layout" svg:width="0.044cm" svg:height="0.053cm" svg:x="2.692cm" svg:y="13.357cm" svg:viewBox="0 0 45 54" draw:points="0,0 45,0 45,54 0,54">
          <text:p/>
        </draw:polygon>
        <draw:path draw:style-name="gr4" draw:text-style-name="P3" draw:layer="layout" svg:width="0.2cm" svg:height="0.315cm" svg:x="2.814cm" svg:y="13.101cm" svg:viewBox="0 0 201 316" svg:d="M13 0h165v35h-126v76c6-2 12-4 18-5 7-1 13-1 19-1 34 0 62 9 82 28s30 45 30 77c0 33-10 60-31 78-21 19-50 28-87 28-14 0-28-1-41-4-13-2-27-5-42-9v-42c13 6 26 11 39 15 13 3 27 5 43 5 24 0 42-7 56-19 14-13 21-31 21-52 0-22-7-39-21-51-14-13-32-19-56-19-12 0-24 1-35 4-11 2-22 6-34 11z">
          <text:p/>
        </draw:path>
        <draw:line draw:style-name="gr2" draw:text-style-name="P2" draw:layer="layout" svg:x1="3.175cm" svg:y1="11.836cm" svg:x2="22.86cm" svg:y2="11.836cm">
          <text:p/>
        </draw:line>
        <draw:line draw:style-name="gr3" draw:text-style-name="P2" draw:layer="layout" svg:x1="3.175cm" svg:y1="11.836cm" svg:x2="3.298cm" svg:y2="11.836cm">
          <text:p/>
        </draw:line>
        <draw:polygon draw:style-name="gr4" draw:text-style-name="P3" draw:layer="layout" svg:width="0.265cm" svg:height="0.035cm" svg:x="2.068cm" svg:y="11.846cm" svg:viewBox="0 0 266 36" draw:points="0,0 266,0 266,36 0,36">
          <text:p/>
        </draw:polygon>
        <draw:path draw:style-name="gr4" draw:text-style-name="P3" draw:layer="layout" svg:width="0.213cm" svg:height="0.32cm" svg:x="2.404cm" svg:y="11.682cm" svg:viewBox="0 0 214 321" svg:d="M20 308v-38c11 5 22 9 33 11 11 3 21 4 32 4 27 0 48-9 63-27 14-19 23-47 25-85-8 12-18 21-31 27-12 7-25 10-40 10-31 0-56-9-75-28-18-19-27-44-27-77 0-31 10-57 29-76s44-29 75-29c36 0 63 14 82 41 19 28 28 67 28 119 0 49-11 88-34 117s-54 44-93 44c-11 0-21 0-32-4-11-2-23-5-35-9zM104 177c19 0 34-6 45-19s16-30 16-53c0-22-5-39-16-52s-26-20-45-20c-18 0-33 7-44 20s-17 30-17 52c0 23 6 40 17 53s26 19 44 19z">
          <text:p/>
        </draw:path>
        <draw:polygon draw:style-name="gr4" draw:text-style-name="P3" draw:layer="layout" svg:width="0.044cm" svg:height="0.052cm" svg:x="2.692cm" svg:y="11.944cm" svg:viewBox="0 0 45 53" draw:points="0,0 45,0 45,53 0,53">
          <text:p/>
        </draw:polygon>
        <draw:path draw:style-name="gr4" draw:text-style-name="P3" draw:layer="layout" svg:width="0.213cm" svg:height="0.32cm" svg:x="2.81cm" svg:y="11.682cm" svg:viewBox="0 0 214 321" svg:d="M107 33c-21 0-37 11-49 32-11 21-17 53-17 95 0 43 6 75 17 96 12 21 28 31 49 31 22 0 38-10 49-31s16-53 16-96c0-42-5-74-16-95s-27-32-49-32zM107 0c35 0 61 14 80 41 18 28 27 67 27 119s-9 92-27 119c-19 28-45 42-80 42-34 0-62-14-80-42-18-27-27-67-27-119s9-91 27-119c18-27 46-41 80-41z">
          <text:p/>
        </draw:path>
        <draw:line draw:style-name="gr2" draw:text-style-name="P2" draw:layer="layout" svg:x1="3.175cm" svg:y1="10.422cm" svg:x2="22.86cm" svg:y2="10.422cm">
          <text:p/>
        </draw:line>
        <draw:line draw:style-name="gr3" draw:text-style-name="P2" draw:layer="layout" svg:x1="3.175cm" svg:y1="10.422cm" svg:x2="3.298cm" svg:y2="10.422cm">
          <text:p/>
        </draw:line>
        <draw:polygon draw:style-name="gr4" draw:text-style-name="P3" draw:layer="layout" svg:width="0.265cm" svg:height="0.035cm" svg:x="2.068cm" svg:y="10.433cm" svg:viewBox="0 0 266 36" draw:points="0,0 266,0 266,36 0,36">
          <text:p/>
        </draw:polygon>
        <draw:path draw:style-name="gr4" draw:text-style-name="P3" draw:layer="layout" svg:width="0.211cm" svg:height="0.32cm" svg:x="2.407cm" svg:y="10.269cm" svg:viewBox="0 0 212 321" svg:d="M106 169c-19 0-35 5-47 16-11 10-17 25-17 43 0 19 6 33 17 44 12 11 28 16 47 16 20 0 36-5 47-16 12-11 17-25 17-44 0-18-5-33-17-43-11-11-27-16-47-16zM65 151c-18-5-32-13-42-26-11-12-16-27-16-45 0-25 9-44 27-58 18-15 42-22 72-22 31 0 55 7 73 22 17 14 26 33 26 58 0 18-5 33-15 45-10 13-24 21-42 26 20 5 36 14 47 27 12 14 17 31 17 50 0 30-9 53-27 69-19 16-45 24-79 24s-60-8-78-24c-19-16-28-39-28-69 0-19 5-36 16-50 13-13 28-22 49-27zM49 84c0 16 5 28 15 37s24 15 42 15 32-6 42-15c11-9 16-21 16-37s-5-29-16-38c-10-8-24-13-42-13s-32 5-42 13c-10 9-15 22-15 38z">
          <text:p/>
        </draw:path>
        <draw:polygon draw:style-name="gr4" draw:text-style-name="P3" draw:layer="layout" svg:width="0.044cm" svg:height="0.052cm" svg:x="2.692cm" svg:y="10.531cm" svg:viewBox="0 0 45 53" draw:points="0,0 45,0 45,53 0,53">
          <text:p/>
        </draw:polygon>
        <draw:path draw:style-name="gr4" draw:text-style-name="P3" draw:layer="layout" svg:width="0.2cm" svg:height="0.314cm" svg:x="2.814cm" svg:y="10.275cm" svg:viewBox="0 0 201 315" svg:d="M13 0h165v35h-126v75c6-2 12-3 18-4 7-1 13-2 19-2 34 0 62 10 82 29 20 18 30 44 30 76 0 33-10 60-31 79-21 18-50 27-87 27-14 0-28-1-41-3s-27-6-42-10v-42c13 7 26 12 39 15s27 5 43 5c24 0 42-6 56-19 14-12 21-30 21-52 0-21-7-38-21-51-14-12-32-19-56-19-12 0-24 2-35 4s-22 6-34 12z">
          <text:p/>
        </draw:path>
        <draw:line draw:style-name="gr2" draw:text-style-name="P2" draw:layer="layout" svg:x1="3.175cm" svg:y1="9.009cm" svg:x2="22.86cm" svg:y2="9.009cm">
          <text:p/>
        </draw:line>
        <draw:line draw:style-name="gr3" draw:text-style-name="P2" draw:layer="layout" svg:x1="3.175cm" svg:y1="9.009cm" svg:x2="3.298cm" svg:y2="9.009cm">
          <text:p/>
        </draw:line>
        <draw:polygon draw:style-name="gr4" draw:text-style-name="P3" draw:layer="layout" svg:width="0.265cm" svg:height="0.035cm" svg:x="2.068cm" svg:y="9.02cm" svg:viewBox="0 0 266 36" draw:points="0,0 266,0 266,36 0,36">
          <text:p/>
        </draw:polygon>
        <draw:path draw:style-name="gr4" draw:text-style-name="P3" draw:layer="layout" svg:width="0.211cm" svg:height="0.32cm" svg:x="2.407cm" svg:y="8.856cm" svg:viewBox="0 0 212 321" svg:d="M106 167c-19 0-35 6-47 16-11 11-17 26-17 44 0 19 6 33 17 45 12 11 28 16 47 16 20 0 36-5 47-16 12-12 17-26 17-45 0-18-5-33-17-44-11-10-27-16-47-16zM65 150c-18-5-32-13-42-25-11-13-16-28-16-45 0-25 9-44 27-59 18-14 42-21 72-21 31 0 55 7 73 21 17 15 26 34 26 59 0 17-5 32-15 45-10 12-24 20-42 25 20 4 36 13 47 27 12 14 17 30 17 50 0 30-9 54-27 70-19 16-45 24-79 24s-60-8-78-24c-19-16-28-40-28-70 0-20 5-36 16-50 13-14 28-23 49-27zM49 84c0 16 5 28 15 37s24 14 42 14 32-5 42-14c11-9 16-21 16-37s-5-29-16-38c-10-9-24-13-42-13s-32 4-42 13-15 22-15 38z">
          <text:p/>
        </draw:path>
        <draw:polygon draw:style-name="gr4" draw:text-style-name="P3" draw:layer="layout" svg:width="0.044cm" svg:height="0.053cm" svg:x="2.692cm" svg:y="9.117cm" svg:viewBox="0 0 45 54" draw:points="0,0 45,0 45,54 0,54">
          <text:p/>
        </draw:polygon>
        <draw:path draw:style-name="gr4" draw:text-style-name="P3" draw:layer="layout" svg:width="0.213cm" svg:height="0.32cm" svg:x="2.81cm" svg:y="8.856cm" svg:viewBox="0 0 214 321" svg:d="M107 33c-21 0-37 10-49 32-11 21-17 52-17 95 0 42 6 74 17 95 12 22 28 33 49 33 22 0 38-11 49-33 11-21 16-53 16-95 0-43-5-74-16-95-11-22-27-32-49-32zM107 0c35 0 61 13 80 41 18 27 27 67 27 119s-9 92-27 120c-19 27-45 41-80 41-34 0-62-14-80-41-18-28-27-68-27-120s9-92 27-119c18-28 46-41 80-41z">
          <text:p/>
        </draw:path>
        <draw:line draw:style-name="gr2" draw:text-style-name="P2" draw:layer="layout" svg:x1="3.175cm" svg:y1="7.596cm" svg:x2="22.86cm" svg:y2="7.596cm">
          <text:p/>
        </draw:line>
        <draw:line draw:style-name="gr3" draw:text-style-name="P2" draw:layer="layout" svg:x1="3.175cm" svg:y1="7.596cm" svg:x2="3.298cm" svg:y2="7.596cm">
          <text:p/>
        </draw:line>
        <draw:polygon draw:style-name="gr4" draw:text-style-name="P3" draw:layer="layout" svg:width="0.265cm" svg:height="0.035cm" svg:x="2.068cm" svg:y="7.606cm" svg:viewBox="0 0 266 36" draw:points="0,0 266,0 266,36 0,36">
          <text:p/>
        </draw:polygon>
        <draw:polygon draw:style-name="gr4" draw:text-style-name="P3" draw:layer="layout" svg:width="0.199cm" svg:height="0.309cm" svg:x="2.412cm" svg:y="7.448cm" svg:viewBox="0 0 200 310" draw:points="0,0 200,0 200,18 88,310 43,310 150,35 0,35">
          <text:p/>
        </draw:polygon>
        <draw:polygon draw:style-name="gr4" draw:text-style-name="P3" draw:layer="layout" svg:width="0.044cm" svg:height="0.053cm" svg:x="2.692cm" svg:y="7.704cm" svg:viewBox="0 0 45 54" draw:points="0,0 45,0 45,54 0,54">
          <text:p/>
        </draw:polygon>
        <draw:path draw:style-name="gr4" draw:text-style-name="P3" draw:layer="layout" svg:width="0.2cm" svg:height="0.315cm" svg:x="2.814cm" svg:y="7.448cm" svg:viewBox="0 0 201 316" svg:d="M13 0h165v35h-126v76c6-2 12-4 18-5 7-1 13-1 19-1 34 0 62 9 82 28s30 44 30 77-10 60-31 78-50 28-87 28c-14 0-28-1-41-4-13-2-27-5-42-10v-42c13 7 26 12 39 15 13 4 27 5 43 5 24 0 42-6 56-18 14-13 21-31 21-52 0-22-7-39-21-51-14-13-32-19-56-19-12 0-24 1-35 4-11 2-22 6-34 11z">
          <text:p/>
        </draw:path>
        <draw:line draw:style-name="gr2" draw:text-style-name="P2" draw:layer="layout" svg:x1="3.175cm" svg:y1="6.182cm" svg:x2="22.86cm" svg:y2="6.182cm">
          <text:p/>
        </draw:line>
        <draw:line draw:style-name="gr3" draw:text-style-name="P2" draw:layer="layout" svg:x1="3.175cm" svg:y1="6.182cm" svg:x2="3.298cm" svg:y2="6.182cm">
          <text:p/>
        </draw:line>
        <draw:polygon draw:style-name="gr4" draw:text-style-name="P3" draw:layer="layout" svg:width="0.265cm" svg:height="0.035cm" svg:x="2.068cm" svg:y="6.193cm" svg:viewBox="0 0 266 36" draw:points="0,0 266,0 266,36 0,36">
          <text:p/>
        </draw:polygon>
        <draw:polygon draw:style-name="gr4" draw:text-style-name="P3" draw:layer="layout" svg:width="0.199cm" svg:height="0.308cm" svg:x="2.412cm" svg:y="6.035cm" svg:viewBox="0 0 200 309" draw:points="0,0 200,0 200,18 88,309 43,309 150,35 0,35">
          <text:p/>
        </draw:polygon>
        <draw:polygon draw:style-name="gr4" draw:text-style-name="P3" draw:layer="layout" svg:width="0.044cm" svg:height="0.052cm" svg:x="2.692cm" svg:y="6.291cm" svg:viewBox="0 0 45 53" draw:points="0,0 45,0 45,53 0,53">
          <text:p/>
        </draw:polygon>
        <draw:path draw:style-name="gr4" draw:text-style-name="P3" draw:layer="layout" svg:width="0.213cm" svg:height="0.32cm" svg:x="2.81cm" svg:y="6.029cm" svg:viewBox="0 0 214 321" svg:d="M107 33c-21 0-37 11-49 32-11 21-17 53-17 95 0 43 6 75 17 97 12 21 28 31 49 31 22 0 38-10 49-31 11-22 16-54 16-97 0-42-5-74-16-95s-27-32-49-32zM107 0c35 0 61 14 80 41 18 28 27 67 27 119 0 53-9 93-27 120-19 28-45 41-80 41-34 0-62-13-80-41-18-27-27-67-27-120 0-52 9-91 27-119 18-27 46-41 80-41z">
          <text:p/>
        </draw:path>
        <draw:line draw:style-name="gr2" draw:text-style-name="P2" draw:layer="layout" svg:x1="3.175cm" svg:y1="4.769cm" svg:x2="22.86cm" svg:y2="4.769cm">
          <text:p/>
        </draw:line>
        <draw:line draw:style-name="gr3" draw:text-style-name="P2" draw:layer="layout" svg:x1="3.175cm" svg:y1="4.769cm" svg:x2="3.298cm" svg:y2="4.769cm">
          <text:p/>
        </draw:line>
        <draw:polygon draw:style-name="gr4" draw:text-style-name="P3" draw:layer="layout" svg:width="0.265cm" svg:height="0.035cm" svg:x="2.068cm" svg:y="4.78cm" svg:viewBox="0 0 266 36" draw:points="0,0 266,0 266,36 0,36">
          <text:p/>
        </draw:polygon>
        <draw:path draw:style-name="gr4" draw:text-style-name="P3" draw:layer="layout" svg:width="0.213cm" svg:height="0.32cm" svg:x="2.407cm" svg:y="4.616cm" svg:viewBox="0 0 214 321" svg:d="M112 144c-19 0-34 7-45 19-11 13-16 31-16 53s5 40 16 53 26 19 45 19c18 0 33-6 44-19s16-31 16-53-5-40-16-53c-11-12-26-19-44-19zM194 12v39c-10-5-21-8-31-11-11-3-22-4-32-4-28 0-49 9-63 28-15 19-23 47-26 84 9-12 19-21 31-27 13-7 26-10 41-10 31 0 55 10 74 28 17 19 26 45 26 77s-9 57-28 76c-18 20-43 29-74 29-36 0-64-14-83-41s-29-67-29-119c0-49 12-88 35-117 24-30 55-44 94-44 11 0 21 1 32 3s22 5 33 9z">
          <text:p/>
        </draw:path>
        <draw:polygon draw:style-name="gr4" draw:text-style-name="P3" draw:layer="layout" svg:width="0.044cm" svg:height="0.052cm" svg:x="2.692cm" svg:y="4.878cm" svg:viewBox="0 0 45 53" draw:points="0,0 45,0 45,53 0,53">
          <text:p/>
        </draw:polygon>
        <draw:path draw:style-name="gr4" draw:text-style-name="P3" draw:layer="layout" svg:width="0.2cm" svg:height="0.315cm" svg:x="2.814cm" svg:y="4.621cm" svg:viewBox="0 0 201 316" svg:d="M13 0h165v36h-126v75c6-2 12-3 18-4 7-1 13-2 19-2 34 0 62 10 82 28 20 19 30 45 30 77 0 33-10 60-31 78-21 19-50 28-87 28-14 0-28-1-41-3s-27-6-42-10v-42c13 7 26 12 39 15s27 5 43 5c24 0 42-6 56-19 14-12 21-30 21-52 0-21-7-38-21-51-14-12-32-19-56-19-12 0-24 1-35 4-11 2-22 6-34 11z">
          <text:p/>
        </draw:path>
        <draw:line draw:style-name="gr2" draw:text-style-name="P2" draw:layer="layout" svg:x1="3.175cm" svg:y1="3.356cm" svg:x2="22.86cm" svg:y2="3.356cm">
          <text:p/>
        </draw:line>
        <draw:line draw:style-name="gr3" draw:text-style-name="P2" draw:layer="layout" svg:x1="3.175cm" svg:y1="3.356cm" svg:x2="3.298cm" svg:y2="3.356cm">
          <text:p/>
        </draw:line>
        <draw:polygon draw:style-name="gr4" draw:text-style-name="P3" draw:layer="layout" svg:width="0.265cm" svg:height="0.036cm" svg:x="2.068cm" svg:y="3.366cm" svg:viewBox="0 0 266 37" draw:points="0,0 266,0 266,37 0,37">
          <text:p/>
        </draw:polygon>
        <draw:path draw:style-name="gr4" draw:text-style-name="P3" draw:layer="layout" svg:width="0.213cm" svg:height="0.32cm" svg:x="2.407cm" svg:y="3.203cm" svg:viewBox="0 0 214 321" svg:d="M112 143c-19 0-34 6-45 20-11 13-16 31-16 53s5 40 16 53c11 12 26 19 45 19 18 0 33-7 44-19 11-13 16-31 16-53s-5-40-16-53c-11-14-26-20-44-20zM194 12v38c-10-5-21-9-31-11-11-3-22-4-32-4-28 0-49 9-63 28-15 18-23 46-26 84 9-12 19-21 31-28 13-6 26-9 41-9 31 0 55 9 74 28 17 20 26 45 26 78 0 32-9 57-28 76-18 19-43 29-74 29-36 0-64-14-83-41-19-28-29-67-29-119 0-50 12-89 35-118 24-29 55-43 94-43 11 0 21 1 32 3s22 5 33 9z">
          <text:p/>
        </draw:path>
        <draw:polygon draw:style-name="gr4" draw:text-style-name="P3" draw:layer="layout" svg:width="0.044cm" svg:height="0.053cm" svg:x="2.692cm" svg:y="3.464cm" svg:viewBox="0 0 45 54" draw:points="0,0 45,0 45,54 0,54">
          <text:p/>
        </draw:polygon>
        <draw:path draw:style-name="gr4" draw:text-style-name="P3" draw:layer="layout" svg:width="0.213cm" svg:height="0.32cm" svg:x="2.81cm" svg:y="3.203cm" svg:viewBox="0 0 214 321" svg:d="M107 33c-21 0-37 10-49 31-11 22-17 53-17 97 0 42 6 74 17 95 12 21 28 32 49 32 22 0 38-11 49-32s16-53 16-95c0-44-5-75-16-97-11-21-27-31-49-31zM107 0c35 0 61 13 80 41 18 27 27 67 27 120 0 52-9 91-27 119-19 27-45 41-80 41-34 0-62-14-80-41-18-28-27-67-27-119 0-53 9-93 27-120 18-28 46-41 80-41z">
          <text:p/>
        </draw:path>
        <draw:line draw:style-name="gr2" draw:text-style-name="P2" draw:layer="layout" svg:x1="3.175cm" svg:y1="1.943cm" svg:x2="22.86cm" svg:y2="1.943cm">
          <text:p/>
        </draw:line>
        <draw:line draw:style-name="gr3" draw:text-style-name="P2" draw:layer="layout" svg:x1="3.175cm" svg:y1="1.943cm" svg:x2="3.298cm" svg:y2="1.943cm">
          <text:p/>
        </draw:line>
        <draw:polygon draw:style-name="gr4" draw:text-style-name="P3" draw:layer="layout" svg:width="0.265cm" svg:height="0.035cm" svg:x="2.068cm" svg:y="1.953cm" svg:viewBox="0 0 266 36" draw:points="0,0 266,0 266,36 0,36">
          <text:p/>
        </draw:polygon>
        <draw:path draw:style-name="gr4" draw:text-style-name="P3" draw:layer="layout" svg:width="0.2cm" svg:height="0.315cm" svg:x="2.41cm" svg:y="1.795cm" svg:viewBox="0 0 201 316" svg:d="M13 0h165v35h-126v76c6-2 12-4 18-5s13-1 19-1c34 0 62 9 82 28s30 44 30 77-10 60-31 78-50 28-87 28c-14 0-28-2-41-4s-27-5-42-10v-42c13 7 26 12 39 15 13 4 27 5 43 5 24 0 43-6 57-18 13-13 20-31 20-52 0-22-7-39-20-51-14-13-33-19-57-19-12 0-23 1-35 3-11 3-22 7-34 12z">
          <text:p/>
        </draw:path>
        <draw:polygon draw:style-name="gr4" draw:text-style-name="P3" draw:layer="layout" svg:width="0.044cm" svg:height="0.052cm" svg:x="2.692cm" svg:y="2.051cm" svg:viewBox="0 0 45 53" draw:points="0,0 45,0 45,53 0,53">
          <text:p/>
        </draw:polygon>
        <draw:path draw:style-name="gr4" draw:text-style-name="P3" draw:layer="layout" svg:width="0.2cm" svg:height="0.315cm" svg:x="2.814cm" svg:y="1.795cm" svg:viewBox="0 0 201 316" svg:d="M13 0h165v35h-126v76c6-2 12-4 18-5 7-1 13-1 19-1 34 0 62 9 82 28s30 44 30 77-10 60-31 78-50 28-87 28c-14 0-28-2-41-4s-27-5-42-10v-42c13 7 26 12 39 15 13 4 27 5 43 5 24 0 42-6 56-18 14-13 21-31 21-52 0-22-7-39-21-51-14-13-32-19-56-19-12 0-24 1-35 3-11 3-22 7-34 12z">
          <text:p/>
        </draw:path>
        <draw:polygon draw:style-name="gr4" draw:text-style-name="P3" draw:layer="layout" svg:width="0.309cm" svg:height="0.283cm" svg:x="1.485cm" svg:y="9.229cm" svg:viewBox="0 0 310 284" draw:points="310,165 0,284 0,240 261,141 0,43 0,0 310,118">
          <text:p/>
        </draw:polygon>
        <draw:path draw:style-name="gr4" draw:text-style-name="P3" draw:layer="layout" svg:width="0.243cm" svg:height="0.215cm" svg:x="1.557cm" svg:y="9.02cm" svg:viewBox="0 0 244 216" svg:d="M113 0h18v176c26-2 46-9 60-23 14-15 21-34 21-59 0-15-2-30-6-44-3-14-9-27-16-41h36c6 14 10 28 13 42 3 15 5 30 5 45 0 37-11 66-32 88-22 21-51 32-88 32s-67-10-90-31c-23-20-34-48-34-83 0-32 10-56 31-74 20-19 47-28 82-28zM101 38c-20 1-37 7-49 18-13 11-19 27-19 46 0 21 6 38 18 51s29 20 51 22z">
          <text:p/>
        </draw:path>
        <draw:path draw:style-name="gr4" draw:text-style-name="P3" draw:layer="layout" svg:width="0.237cm" svg:height="0.135cm" svg:x="1.557cm" svg:y="8.824cm" svg:viewBox="0 0 238 136" svg:d="M41 0c-3 4-4 9-5 14-2 6-2 11-2 17 0 22 7 38 21 50 14 11 34 17 60 17h123v38h-233v-38h36c-14-8-24-18-31-31s-10-28-10-47c0-3 0-6 0-9 1-4 1-7 2-11z">
          <text:p/>
        </draw:path>
        <draw:path draw:style-name="gr4" draw:text-style-name="P3" draw:layer="layout" svg:width="0.237cm" svg:height="0.338cm" svg:x="1.557cm" svg:y="8.455cm" svg:viewBox="0 0 238 339" svg:d="M50 156c-17-10-30-21-38-34s-12-29-12-47c0-24 8-42 25-56 17-13 41-19 72-19h141v38h-140c-22 0-38 4-49 12s-16 20-16 36c0 19 7 35 20 46 13 12 30 18 53 18h132v39h-140c-22 0-38 4-49 12s-16 20-16 36c0 20 7 35 20 46 13 12 31 17 53 17h132v39h-233v-39h36c-14-8-24-19-31-31s-10-26-10-43 4-31 13-43c8-12 21-21 37-27z">
          <text:p/>
        </draw:path>
        <draw:path draw:style-name="gr4" draw:text-style-name="P3" draw:layer="layout" svg:width="0.243cm" svg:height="0.212cm" svg:x="1.557cm" svg:y="8.183cm" svg:viewBox="0 0 244 213" svg:d="M33 106c0 21 8 37 24 49 16 11 38 17 65 17 28 0 50-6 66-17 16-12 24-28 24-49 0-20-8-36-24-48s-38-18-66-18c-27 0-49 6-65 18s-24 28-24 48zM0 106c0-33 11-59 33-78s51-28 89-28 68 9 90 28c21 19 32 45 32 78s-11 59-32 78c-22 20-52 29-90 29s-67-9-89-29c-22-19-33-45-33-78z">
          <text:p/>
        </draw:path>
        <draw:path draw:style-name="gr4" draw:text-style-name="P3" draw:layer="layout" svg:width="0.325cm" svg:height="0.206cm" svg:x="1.557cm" svg:y="7.93cm" svg:viewBox="0 0 326 207" svg:d="M118 39c-27 0-48 5-64 17-15 11-22 27-22 47 0 21 7 37 22 48 16 11 37 17 64 17 28 0 49-6 64-17 16-11 23-27 23-48 0-20-7-36-23-47-15-12-36-17-64-17zM208 0c41 0 70 9 89 27 19 17 29 44 29 80 0 14-1 26-3 38s-5 23-9 35h-37c6-12 10-23 13-33 3-11 4-23 4-34 0-25-6-43-19-56-13-12-33-18-60-18h-19c14 7 24 18 31 30 8 12 11 27 11 44 0 28-12 51-34 68-21 18-50 26-86 26-35 0-64-8-86-26-21-17-32-40-32-68 0-17 3-32 10-44s17-23 30-30h-35v-39z">
          <text:p/>
        </draw:path>
        <draw:path draw:style-name="gr4" draw:text-style-name="P3" draw:layer="layout" svg:width="0.243cm" svg:height="0.215cm" svg:x="1.557cm" svg:y="7.653cm" svg:viewBox="0 0 244 216" svg:d="M113 0h18v176c26-2 46-9 60-25 14-14 21-33 21-59 0-14-2-28-6-42-3-14-9-27-16-41h36c6 14 10 28 13 42s5 29 5 44c0 37-11 67-32 88-22 22-51 33-88 33s-67-11-90-31-34-49-34-84c0-31 10-56 31-74 20-18 47-27 82-27zM101 38c-20 0-37 6-49 18-13 11-19 26-19 45 0 21 6 38 18 51 12 14 29 21 51 23z">
          <text:p/>
        </draw:path>
        <draw:path draw:style-name="gr4" draw:text-style-name="P3" draw:layer="layout" svg:width="0.237cm" svg:height="0.194cm" svg:x="1.557cm" svg:y="7.398cm" svg:viewBox="0 0 238 195" svg:d="M97 0h141v38h-140c-22 0-38 5-49 13-11 9-16 23-16 39 0 21 7 37 20 49s30 18 53 18h132v38h-233v-38h36c-14-9-24-20-31-32-7-13-10-27-10-43 0-28 8-48 24-61 17-14 41-21 73-21z">
          <text:p/>
        </draw:path>
        <draw:path draw:style-name="gr4" draw:text-style-name="P3" draw:layer="layout" svg:width="0.322cm" svg:height="0.038cm" svg:x="1.472cm" svg:y="7.15cm" svg:viewBox="0 0 323 39" svg:d="M90 39v-39h233v39zM0 39v-39h48v39z">
          <text:p/>
        </draw:path>
        <draw:path draw:style-name="gr4" draw:text-style-name="P3" draw:layer="layout" svg:width="0.237cm" svg:height="0.194cm" svg:x="1.557cm" svg:y="6.878cm" svg:viewBox="0 0 238 195" svg:d="M97 0h141v39h-140c-22 0-38 4-49 13-11 8-16 21-16 38 0 21 7 37 20 49s30 17 53 17h132v39h-233v-39h36c-14-9-24-19-31-32-7-12-10-26-10-42 0-27 8-47 24-61 17-14 41-21 73-21z">
          <text:p/>
        </draw:path>
        <draw:path draw:style-name="gr4" draw:text-style-name="P3" draw:layer="layout" svg:width="0.237cm" svg:height="0.338cm" svg:x="1.557cm" svg:y="6.331cm" svg:viewBox="0 0 238 339" svg:d="M50 156c-17-9-30-21-38-34s-12-29-12-47c0-24 8-42 25-56 17-13 41-19 72-19h141v38h-140c-22 0-38 4-49 12s-16 20-16 36c0 20 7 35 20 47 13 11 30 17 53 17h132v38h-140c-22 0-38 4-49 12s-16 20-16 36c0 21 7 36 20 48 13 11 31 17 53 17h132v38h-233v-38h36c-14-9-24-20-31-32s-10-26-10-44c0-17 4-31 13-43 8-11 21-20 37-26z">
          <text:p/>
        </draw:path>
        <draw:polygon draw:style-name="gr4" draw:text-style-name="P3" draw:layer="layout" svg:width="0.309cm" svg:height="0.391cm" svg:x="1.485cm" svg:y="5.89cm" svg:viewBox="0 0 310 392" draw:points="0,392 0,350 262,285 0,220 0,173 262,107 0,43 0,0 310,78 310,130 41,196 310,262 310,315">
          <text:p/>
        </draw:polygon>
        <draw:polyline draw:style-name="gr5" draw:text-style-name="P2" draw:layer="layout" svg:width="19.698cm" svg:height="10.668cm" svg:x="3.168cm" svg:y="2.362cm" svg:viewBox="0 0 19699 10669" draw:points="0,9268 24,751 32,2184 40,6201 65,287 81,6146 88,5075 96,2072 113,2422 121,4635 129,5666 137,1236 145,1828 161,2735 169,7540 177,625 185,2152 193,2762 209,8196 217,329 225,2815 233,2769 241,3050 258,318 266,2822 274,2748 282,2475 290,6993 306,2865 314,2782 322,3454 330,7338 338,2147 354,2749 362,2512 370,6927 378,2833 386,2601 403,2778 411,6065 419,2779 427,2762 435,2447 451,5349 459,2733 467,2427 475,2825 483,1232 499,3066 507,2787 515,2761 523,965 531,7432 548,2774 556,2763 564,280 572,10669 579,2842 596,2440 604,348 612,9420 620,2731 628,2753 644,639 652,5188 660,6761 668,2811 676,905 693,6814 716,39 724,2729 741,2828 749,2435 757,295 765,2783 773,8432 797,306 805,2764 813,7963 821,2781 838,1495 845,2761 853,8635 861,2975 869,318 886,2737 894,8242 902,2816 910,319 918,2407 934,9640 942,2213 950,680 958,2757 966,2696 982,2125 990,1439 998,2630 1006,2710 1014,6733 1031,1887 1039,2791 1047,2731 1054,8593 1063,343 1079,2793 1087,3034 1103,5135 1111,2991 1127,2721 1135,1965 1143,7364 1151,2728 1159,2966 1176,1536 1184,7762 1191,2770 1199,2742 1207,2758 1224,8131 1232,2773 1240,2467 1248,2756 1256,633 1272,3092 1280,2746 1296,1163 1304,3346 1321,2712 1328,1520 1336,1822 1344,2445 1352,8064 1369,1231 1385,3040 1393,8453 1401,2760 1417,2717 1433,3357 1441,7589 1449,1181 1465,3033 1473,2718 1481,6720 1489,1666 1497,2770 1514,3033 1522,6876 1530,1824 1538,3045 1545,3115 1562,4867 1570,4452 1578,2757 1586,3078 1594,2130 1610,4916 1618,2776 1626,2763 1634,1820 1642,3095 1659,2729 1667,3018 1675,897 1682,2134 1690,8639 1715,847 1723,2407 1731,7809 1739,2785 1755,590 1763,2911 1771,8336 1779,3020 1787,1815 1804,2733 1812,7718 1819,2766 1827,1183 1835,1852 1852,2694 1860,9518 1868,734 1876,2415 1884,2743 1900,8363 1908,601 1916,3414 1924,2709 1932,3013 1949,269 1956,2758 1964,3086 1972,2725 1980,8038 1997,2991 2005,2695 2013,2710 2021,4059 2029,4027 2053,2716 2061,597 2069,8495 2077,2473 2093,2751 2101,322 2109,7597 2117,2746 2125,2570 2142,582 2150,7395 2158,3042 2166,2717 2173,751 2190,8200 2198,3916 2214,366 2222,2718 2238,3031 2246,2723 2254,324 2262,2753 2270,2698 2287,2739 2295,551 2303,2484 2310,2737 2318,8510 2335,994 2343,2833 2351,3029 2359,8203 2367,746 2383,2802 2391,2747 2399,9400 2407,296 2415,2807 2432,2719 2440,8462 2447,283 2455,2754 2463,2742 2480,8213 2488,606 2496,2741 2504,3062 2512,2985 2528,1236 2536,2752 2544,2449 2552,2733 2560,5303 2577,2764 2585,2930 2592,2715 2600,4762 2608,3866 2625,2810 2633,2897 2641,567 2649,9121 2657,3075 2681,1233 2689,9443 2697,2806 2705,2746 2722,1572 2729,9628 2737,2803 2745,2504 2753,590 2770,6974 2778,4128 2786,2821 2794,323 2818,8581 2826,2427 2834,798 2842,2525 2850,2694 2874,1311 2882,3026 2890,3122 2898,7334 2915,1860 2931,3056 2939,7309 2946,318 2963,3038 2971,2800 2979,8331 2987,570 2995,2448 3011,3383 3019,5752 3027,2282 3035,2768 3043,2656 3060,4734 3068,3258 3076,2785 3083,3043 3091,2758 3108,8267 3116,2773 3124,2760 3132,2768 3140,594 3156,2787 3164,2702 3172,1522 3180,1245 3188,9404 3205,2715 3213,1717 3220,1493 3228,7746 3236,2743 3253,852 3261,2470 3269,6890 3285,2759 3301,2740 3309,2770 3317,7897 3325,2111 3333,1055 3349,2738 3357,7661 3365,1796 3373,1258 3398,8643 3406,911 3422,3025 3430,2700 3446,3633 3454,2383 3470,3039 3478,2754 3494,2788 3502,2889 3510,2751 3518,1927 3526,6650 3543,2834 3551,2697 3559,1178 3567,9205 3575,2759 3591,3047 3599,911 3607,6786 3615,2744 3623,3211 3639,595 3647,7609 3655,2447 3663,2781 3671,1864 3688,8359 3695,2766 3704,2917 3711,1181 3719,1810 3736,2716 3744,3412 3752,900 3760,2437 3768,7688 3792,595 3800,2774 3808,8128 3816,2731 3832,322 3840,2747 3848,3100 3856,8799 3864,1776 3889,3023 3897,8616 3905,907 3913,2442 3929,2766 3937,8319 3945,644 3953,2589 3961,2791 3977,8971 3985,296 3993,3396 4001,2743 4009,2522 4026,331 4034,2426 4042,2760 4050,2795 4058,6731 4074,2749 4082,2453 4090,2778 4098,5604 4106,2135 4122,3013 4130,2763 4138,2348 4146,6093 4154,2733 4171,2987 4179,304 4186,7685 4195,2735 4202,2434 4219,879 4227,8531 4235,3338 4243,3057 4251,296 4267,8541 4275,2697 4283,2771 4291,293 4299,2524 4316,3116 4323,2756 4331,294 4339,2855 4347,8557 4364,2396 4372,1068 4380,2729 4388,3108 4396,7769 4412,1223 4420,2709 4428,2615 4436,7647 4444,628 4461,2513 4468,2723 4476,9292 4484,279 4492,2731 4509,2570 4517,7365 4525,628 4533,2740 4541,3027 4557,6942 4565,932 4573,2781 4581,2841 4589,2732 4605,2099 4621,2814 4629,3049 4637,6154 4654,3006 4662,2772 4670,2741 4677,5403 4685,2757 4702,3010 4710,2392 4718,5523 4726,3275 4734,2447 4750,1494 4758,7478 4766,2739 4774,2735 4782,2756 4799,7720 4807,3022 4814,2747 4822,2726 4830,590 4847,3053 4855,2894 4871,909 4879,9437 4895,2866 4903,1486 4911,1532 4919,9321 4927,2725 4944,1214 4952,1772 4959,8574 4967,2777 4975,2752 4992,2409 5000,5670 5008,4530 5024,589 5040,2745 5048,7483 5056,2093 5064,1240 5072,2755 5089,8070 5096,1167 5112,2774 5120,2541 5137,907 5145,2224 5153,2762 5161,2788 5169,8026 5185,2793 5193,2439 5201,2750 5209,3230 5217,5292 5233,2827 5241,2500 5249,1477 5257,8418 5265,2785 5282,3054 5290,907 5298,7883 5306,2995 5313,2495 5330,618 5338,7933 5346,2825 5354,3005 5362,1895 5378,7780 5386,2814 5394,2454 5402,1519 5410,1529 5427,3050 5435,3042 5443,1031 5450,2083 5458,8805 5483,584 5491,2444 5499,8529 5507,2885 5523,284 5531,3022 5539,7524 5547,2765 5555,2115 5572,2770 5580,7834 5595,1208 5603,1901 5620,2429 5628,9894 5636,922 5652,2691 5668,9874 5676,330 5684,2780 5692,2685 5700,3101 5717,624 5725,2767 5732,3026 5740,2730 5748,6394 5765,2769 5773,2721 5781,2697 5789,5909 5797,2163 5813,2937 5821,3057 5829,4661 5837,4432 5845,2782 5862,2720 5869,2394 5877,6337 5885,2736 5893,2421 5910,559 5918,7496 5926,2741 5934,2743 5942,1204 5958,9376 5966,2748 5974,2840 5982,579 5990,2373 6006,2740 6014,2749 6022,471 6030,2742 6038,8230 6063,321 6071,3029 6079,3129 6086,8030 6103,938 6111,3071 6119,2748 6127,7887 6135,943 6151,2862 6159,2786 6167,8350 6175,605 6183,2730 6200,2740 6208,7569 6216,296 6223,2745 6231,3073 6248,8409 6256,558 6264,2752 6272,3043 6280,2715 6296,959 6304,2777 6312,3067 6320,2715 6328,6087 6345,2756 6360,3046 6368,6027 6376,3091 6393,2767 6401,3053 6409,6016 6417,2680 6425,2904 6441,2262 6449,7597 6457,2838 6465,2733 6473,2976 6489,6809 6497,3088 6505,2732 6513,3007 6521,603 6538,2765 6554,3332 6562,328 6570,7702 6586,2591 6594,2735 6602,631 6610,9279 6618,2873 6634,2151 6642,926 6650,10247 6658,2803 6666,2491 6684,2163 6692,7801 6700,3138 6708,3020 6715,294 6732,7620 6740,2545 6748,2756 6756,598 6764,2703 6780,3032 6788,2420 6796,615 6804,3428 6829,1513 6837,1529 6845,2431 6852,2723 6860,8916 6877,1828 6885,2702 6893,2507 6901,7695 6909,325 6925,3038 6933,2699 6941,7501 6949,607 6957,3025 6973,2671 6981,7313 6989,1500 6997,2726 7005,2842 7022,3673 7030,3305 7038,2753 7046,3087 7054,2699 7070,6895 7078,2773 7086,3023 7094,2751 7102,488 7118,2716 7134,2102 7142,1024 7150,8448 7175,1478 7183,1845 7191,7913 7199,3772 7215,878 7223,2175 7231,2767 7239,7703 7247,2751 7263,2760 7271,3036 7279,8436 7287,2515 7295,907 7312,2775 7320,8626 7327,1526 7336,1513 7343,2875 7360,8088 7368,1302 7376,1814 7384,2959 7392,2758 7408,925 7416,2743 7424,2683 7432,3004 7440,5091 7457,2756 7464,3076 7480,2237 7488,6712 7505,2708 7513,2756 7521,1456 7529,8503 7537,3354 7553,2742 7561,984 7569,7534 7577,2602 7585,2685 7601,288 7609,7617 7617,2792 7625,3117 7633,2160 7650,7498 7658,3141 7666,2721 7674,1228 7698,2737 7706,2879 7714,1178 7722,2109 7730,8657 7754,598 7778,5932 7795,247 7803,2762 7811,2714 7818,8326 7827,1757 7851,3027 7859,7796 7867,1187 7891,2761 7899,9680 7907,597 7915,2417 7923,2727 7940,9317 7948,312 7955,2775 7963,2965 7971,2810 7988,278 7996,2441 8004,2747 8012,2754 8020,6163 8036,2695 8044,2724 8052,2718 8060,6352 8079,1498 8095,2714 8105,8542 8113,3035 8121,615 8145,8327 8153,2427 8161,630 8169,3045 8177,2664 8193,2096 8201,906 8209,2732 8217,2850 8225,7566 8242,1513 8250,2398 8258,2739 8266,8097 8273,252 8290,2723 8298,2450 8306,8346 8314,617 8322,2697 8338,2746 8346,8515 8354,753 8362,2692 8370,2730 8387,7648 8394,1980 8402,2478 8410,2720 8418,2715 8435,2161 8443,3045 8451,2748 8459,3027 8466,5271 8483,2950 8491,3009 8499,2226 8507,662 8515,7777 8531,2577 8539,1573 8547,1218 8555,7113 8563,2791 8580,892 8589,945 8597,6613 8605,2744 8614,3057 8630,908 8638,7578 8646,2759 8654,2513 8680,3107 8696,2442 8707,2736 8715,8072 8732,885 8748,3019 8756,8548 8764,2755 8781,2446 8789,2790 8797,9167 8805,2148 8813,887 8833,1232 8842,8466 8850,2753 8857,2830 8865,1979 8882,8312 8890,2805 8898,2721 8906,1492 8914,2128 8930,2763 8938,2778 8946,850 8954,2136 8962,5997 8979,2729 8987,279 8994,2998 9002,3382 9010,7075 9027,260 9035,2416 9043,3058 9051,7623 9059,1204 9084,2690 9092,8169 9100,2706 9108,593 9124,3072 9132,7467 9140,1827 9148,1187 9156,3029 9174,4109 9191,1406 9199,1507 9207,8474 9231,1194 9239,2131 9255,6474 9272,276 9288,6281 9296,5015 9304,2431 9320,2693 9328,3031 9336,7625 9344,1752 9352,1268 9369,3045 9377,7375 9384,1206 9400,2514 9417,8435 9425,624 9433,2168 9441,2742 9449,2721 9465,577 9473,2461 9489,3367 9497,7359 9513,3023 9521,2726 9529,2992 9537,7093 9545,1543 9562,2771 9570,2685 9578,4198 9593,2482 9610,3347 9618,324 9626,8292 9634,3032 9642,3067 9659,867 9667,8108 9678,519 9686,3014 9711,2139 9719,1190 9735,3314 9746,7479 9770,295 9779,2113 9787,7005 9795,3015 9811,270 9819,2625 9827,8200 9835,2741 9843,2093 9860,3073 9868,8836 9876,2707 9883,1200 9891,1563 9908,9358 9916,2630 9924,1197 9932,2135 9940,2415 9956,7376 9964,602 9972,2468 9981,3014 9989,2740 10006,1512 10014,1680 10022,2728 10030,2827 10038,8599 10054,1845 10062,2686 10070,2472 10078,8030 10086,591 10102,3076 10110,2992 10119,7421 10127,257 10135,2725 10152,2775 10160,7853 10168,612 10176,2735 10183,2704 10200,7843 10208,183 10216,2713 10224,3086 10248,1274 10256,2775 10264,3028 10272,3036 10280,4716 10297,2753 10305,2472 10312,2708 10320,5205 10328,3181 10345,3343 10353,2727 10361,6158 10369,2742 10377,2424 10393,2143 10401,5719 10417,2815 10425,2467 10441,4701 10449,4348 10457,2764 10465,3350 10473,316 10490,7942 10498,2772 10506,2446 10514,286 10522,2708 10538,2754 10546,2255 10554,902 10562,2964 10570,7778 10586,1496 10602,2753 10610,4639 10618,5476 10635,1870 10643,2736 10650,2427 10658,9281 10666,615 10683,2905 10691,2721 10699,8572 10707,1174 10715,3294 10731,2775 10739,7210 10747,1547 10755,2752 10763,2760 10779,5835 10787,2155 10795,2710 10803,2699 10811,2790 10828,2450 10836,3074 10844,2788 10852,2121 10859,935 10876,2410 10884,2695 10892,1443 10900,1383 10908,9220 10924,2715 10932,1236 10940,2114 10948,8353 10956,3357 10973,256 10981,2979 10988,7826 10996,2490 11004,2108 11021,2769 11029,10240 11037,3049 11045,1549 11053,1788 11069,8350 11077,3075 11085,1211 11093,1792 11101,2695 11117,5581 11125,589 11133,2549 11141,2727 11149,5282 11166,127 11174,2764 11182,2755 11189,2664 11197,8453 11214,2791 11222,3033 11230,2994 11238,7524 11246,2130 11270,3051 11278,6430 11286,2414 11294,3047 11310,3006 11318,5975 11326,3311 11334,2753 11342,3048 11359,5876 11367,2734 11375,2790 11383,2706 11391,1185 11407,3036 11415,2744 11423,2915 11431,882 11439,8928 11455,2734 11463,2413 11471,541 11479,3160 11487,7366 11512,280 11519,4639 11527,6766 11535,2626 11555,2792 11563,6083 11571,3633 11579,3050 11604,2348 11612,6096 11620,2801 11630,2737 11638,2604 11654,1954 11662,2712 11670,3045 11678,2744 11686,1533 11703,2696 11710,2700 11723,2724 11734,7011 11742,3026 11759,2719 11767,1212 11775,6989 11783,2735 11791,2757 11808,889 11816,7119 11823,2798 11831,2767 11839,2100 11856,8519 11864,2682 11872,3064 11888,1171 11904,2823 11912,2659 11920,1491 11928,1856 11936,8922 11960,278 11968,2550 11976,8467 11984,2757 12001,522 12009,2745 12017,8410 12025,3098 12032,1818 12049,2736 12057,10629 12065,2820 12073,1218 12081,2000 12105,6368 12113,577 12121,2542 12129,3037 12146,7695 12154,641 12161,2756 12169,2756 12177,3305 12194,305 12202,3089 12210,2752 12218,3010 12226,6349 12242,2537 12250,2985 12258,2996 12266,2580 12274,5125 12290,2741 12298,3280 12306,568 12314,8404 12322,2968 12339,2755 12347,309 12354,7816 12362,2733 12370,3089 12387,880 12395,8432 12403,2732 12411,2693 12419,888 12435,9453 12443,2723 12451,2731 12459,639 12467,2714 12484,2797 12491,2725 12499,584 12507,2998 12515,8293 12540,427 12548,3300 12555,8607 12563,2735 12580,1472 12596,3007 12604,7232 12612,0 12628,2829 12636,2434 12644,7566 12652,433 12660,2453 12677,2996 12685,7156 12695,2450 12703,679 12729,8060 12737,3020 12745,1797 12753,1418 12761,2755 12777,2556 12785,1184 12794,2449 12801,2769 12809,7566 12826,287 12834,2749 12842,2994 12851,7741 12859,2776 12876,336 12884,2742 12892,7192 12900,2888 12908,1237 12924,2754 12932,8820 12940,2703 12948,358 12973,7653 12988,576 12996,2718 13004,3037 13021,2468 13029,576 13037,3085 13045,2749 13052,3010 13069,1199 13077,3041 13085,2750 13093,2771 13101,6097 13117,2492 13125,3085 13133,2718 13141,4568 13149,3213 13166,2779 13174,2430 13181,6872 13189,2951 13197,3018 13214,1787 13222,8628 13230,2777 13246,2734 13262,3256 13270,6693 13278,3078 13286,2748 13294,273 13310,4456 13318,2698 13326,2092 13334,629 13342,2729 13359,2477 13374,1226 13382,2714 13390,8448 13407,1205 13423,2708 13431,8063 13439,2744 13455,2117 13463,2768 13471,8494 13479,2740 13487,620 13503,2694 13511,8041 13519,2123 13527,1205 13535,3007 13552,8802 13560,1204 13568,1839 13576,2800 13584,2582 13600,1192 13616,2727 13624,2719 13632,8308 13648,2819 13656,2455 13664,2988 13672,7077 13680,1151 13697,3120 13705,2741 13712,6143 13720,1562 13728,2451 13745,2858 13753,1183 13761,7678 13769,3325 13777,2792 13793,423 13801,8024 13809,2488 13817,2967 13825,2083 13842,7712 13849,2737 13857,3043 13865,1505 13873,1639 13890,3060 13898,2763 13906,634 13914,2102 13921,7592 13946,617 13954,2715 13962,6753 13970,4207 13986,356 14002,4536 14010,5739 14018,1276 14035,2487 14043,3983 14050,6920 14058,617 14066,2226 14083,3025 14091,8119 14099,625 14107,2447 14115,3046 14131,8671 14139,294 14147,2738 14155,2710 14163,2993 14179,285 14187,2780 14195,2752 14203,2500 14211,6892 14228,2790 14236,2717 14244,2749 14251,2638 14259,5859 14276,2692 14284,2704 14292,4908 14308,2723 14324,2715 14332,193 14340,8065 14348,2756 14356,2743 14373,875 14380,7752 14388,2800 14396,3027 14404,467 14421,8379 14429,2479 14437,2768 14445,618 14453,2669 14469,2730 14477,3056 14485,302 14501,5863 14525,1076 14533,2682 14541,5662 14549,5586 14566,1543 14574,2763 14581,2602 14589,9364 14597,613 14614,2729 14622,3035 14630,8437 14638,603 14646,2731 14662,2769 14670,8250 14678,931 14686,2733 14694,3035 14710,8223 14718,1251 14726,3028 14734,2711 14742,3397 14759,3034 14767,2688 14775,2773 14783,2766 14790,615 14807,2767 14815,2866 14823,2763 14831,309 14839,9321 14855,2755 14871,1574 14879,9107 14887,2729 14904,1209 14912,1759 14919,7685 14927,2789 14935,3012 14952,2134 14960,8316 14968,2742 14976,2828 14984,304 15000,7500 15008,2744 15016,1924 15024,1527 15032,2701 15048,2748 15056,1455 15064,1842 15072,2846 15080,4667 15097,937 15113,2945 15120,2663 15128,7865 15145,2763 15153,2821 15161,2786 15169,7799 15177,981 15193,2752 15201,3034 15209,7993 15217,1906 15225,2801 15242,2777 15249,6615 15257,2157 15265,2831 15273,2737 15290,5953 15298,2794 15306,2433 15314,3011 15322,1977 15338,2964 15346,2731 15354,2847 15362,1488 15370,3601 15394,2709 15402,906 15410,2168 15418,7130 15443,594 15450,2648 15458,8463 15466,2957 15483,282 15491,2738 15499,8729 15507,2760 15515,1768 15539,3044 15547,7708 15555,889 15563,2181 15579,3186 15587,7882 15595,569 15603,2747 15611,3031 15628,6647 15636,329 15644,2776 15652,2737 15660,3068 15676,582 15684,2696 15692,2805 15700,2724 15708,6585 15732,2442 15740,2723 15748,5349 15756,2418 15773,2719 15781,2734 15789,5361 15796,3047 15804,2731 15821,2743 15829,5082 15837,2720 15845,3121 15853,2619 15869,6959 15877,2798 15885,2466 15893,3018 15901,608 15917,3061 15925,2759 15933,2745 15941,564 15949,5854 15966,3221 15974,2752 15982,286 15990,2712 15997,8471 16014,2113 16022,1120 16030,2734 16038,8084 16046,2443 16062,1676 16070,2739 16078,7627 16094,118 16111,3034 16118,3044 16126,7193 16134,572 16142,2787 16159,3004 16167,8036 16175,573 16183,3081 16190,2709 16207,7380 16215,1818 16223,2781 16231,2969 16239,2737 16255,2087 16263,3073 16271,2442 16279,2727 16287,2814 16304,2737 16312,3071 16319,2420 16335,5485 16360,1492 16368,1204 16376,8031 16384,2778 16400,1189 16408,2103 16416,7340 16424,2701 16432,2719 16448,2493 16456,7907 16464,2689 16472,2280 16480,1209 16497,7999 16505,2783 16513,1757 16521,1426 16529,2751 16545,2970 16553,966 16561,2153 16569,2725 16577,8054 16593,576 16601,2370 16609,2729 16617,7654 16625,1842 16642,2718 16650,2456 16658,7018 16673,1460 16690,2777 16698,5364 16706,5379 16714,2434 16722,2743 16738,3075 16746,6845 16754,2445 16762,2782 16770,2501 16786,6071 16795,2714 16802,2715 16810,3036 16818,1779 16835,2935 16843,2762 16851,2417 16859,1148 16866,7850 16883,2991 16891,2731 16899,472 16907,8144 16915,2787 16931,2715 16939,320 16947,8712 16955,2743 16963,3065 16980,323 16988,8791 16995,2927 17003,2682 17011,1190 17028,7315 17036,3034 17044,2760 17052,565 17060,2495 17076,2737 17084,3043 17092,547 17100,2750 17108,8854 17132,281 17140,2723 17148,7892 17156,3078 17173,808 17181,2693 17189,8609 17196,2700 17204,584 17237,5395 17245,82 17253,2755 17269,2941 17277,7425 17285,639 17293,2756 17301,2944 17318,6761 17325,1173 17333,2718 17341,2708 17349,2928 17366,1795 17374,2757 17382,2754 17390,2667 17398,3486 17414,2690 17422,2726 17430,3024 17438,2756 17446,5106 17470,1813 17478,5338 17486,4881 17494,3035 17511,1445 17519,7253 17527,3053 17534,2794 17542,2714 17559,6035 17567,4954 17575,3022 17583,2755 17591,265 17607,8280 17615,2703 17623,2324 17631,1021 17639,2675 17655,3040 17663,1664 17671,1556 17679,3368 17687,8161 17704,1131 17720,2777 17728,8219 17735,2687 17752,2494 17760,2724 17768,8685 17776,2715 17784,608 17800,3106 17808,2730 17816,6011 17824,1576 17832,2730 17849,2757 17857,6892 17864,1816 17872,2750 17880,2940 17897,6446 17905,2777 17913,2735 17921,3326 17929,2087 17945,2766 17953,2824 17961,2740 17969,1836 17977,7436 17993,2674 18001,2785 18009,853 18017,2144 18025,8170 18050,613 18058,2770 18065,8413 18073,2762 18090,271 18098,2740 18106,8301 18114,2730 18122,1802 18138,2433 18146,8304 18154,2711 18162,972 18170,2412 18186,7268 18194,2776 18202,574 18210,2410 18218,2816 18235,2707 18243,266 18251,2721 18259,2699 18267,8321 18283,617 18291,3054 18299,2710 18307,7688 18315,913 18331,3076 18339,2724 18347,2776 18355,5836 18363,2742 18380,2944 18388,2728 18395,7098 18403,2729 18411,3345 18428,2749 18436,5472 18444,2784 18452,3053 18460,2724 18476,6923 18484,2448 18500,3019 18508,311 18524,2724 18532,2834 18540,2727 18548,514 18556,5655 18573,2735 18581,2724 18589,310 18597,4895 18604,5764 18629,955 18637,2702 18645,7647 18653,3008 18669,1830 18677,2730 18685,8987 18693,2999 18701,287 18718,2763 18726,9149 18733,2454 18741,629 18766,7776 18774,3252 18782,1237 18790,2907 18798,2797 18814,6617 18822,1933 18830,2789 18838,2956 18846,3235 18862,2419 18870,3029 18878,2747 18886,6542 18894,2174 18911,2962 18926,2364 18934,4745 18942,3039 18959,2474 18967,1179 18975,6889 18983,2755 18991,2748 19007,581 19015,7238 19023,3033 19031,3047 19039,2370 19056,7305 19063,2742 19071,2753 19079,1545 19087,1520 19104,2735 19112,3013 19120,937 19127,2063 19135,7554 19160,419 19168,2746 19176,8602 19184,2758 19200,317 19208,3046 19216,8668 19224,2506 19232,1826 19249,2768 19257,8277 19264,3268 19272,865 19280,2416 19297,9166 19305,2508 19313,573 19321,2395 19329,2735 19345,4347 19353,259 19361,2966 19377,2712 19393,609 19401,2736 19409,2991 19417,2888 19425,6653 19442,2773 19450,2477 19458,2857 19466,5618 19473,2133 19490,2752 19498,2757 19506,6178 19514,3209 19522,2724 19538,3046 19546,594 19554,7096 19562,3042 19570,2718 19587,937 19594,7309 19602,2426 19610,2710 19618,655 19635,9490 19643,2740 19651,2752 19659,290 19666,2706 19683,2468 19691,2713 19699,500">
          <text:p/>
        </draw:polyline>
        <draw:line draw:style-name="gr6" draw:text-style-name="P2" draw:layer="layout" svg:x1="3.175cm" svg:y1="5.717cm" svg:x2="22.86cm" svg:y2="5.717cm">
          <text:p/>
        </draw:line>
        <draw:line draw:style-name="gr7" draw:text-style-name="P2" draw:layer="layout" svg:x1="3.175cm" svg:y1="13.563cm" svg:x2="3.175cm" svg:y2="1.828cm">
          <text:p/>
        </draw:line>
        <draw:line draw:style-name="gr7" draw:text-style-name="P2" draw:layer="layout" svg:x1="3.175cm" svg:y1="13.563cm" svg:x2="22.86cm" svg:y2="13.563cm">
          <text:p/>
        </draw:line>
        <draw:path draw:style-name="gr8" draw:text-style-name="P4" draw:layer="layout" svg:width="7.983cm" svg:height="1.142cm" svg:x="14.7cm" svg:y="12.245cm" svg:viewBox="0 0 7984 1143" svg:d="M71 1143h7843c47 0 70-24 70-71v-1001c0-47-23-71-70-71h-7843c-47 0-71 24-71 71v1001c0 47 24 71 71 71z">
          <text:p/>
        </draw:path>
        <draw:line draw:style-name="gr5" draw:text-style-name="P2" draw:layer="layout" svg:x1="14.841cm" svg:y1="12.531cm" svg:x2="15.547cm" svg:y2="12.531cm">
          <text:p/>
        </draw:line>
        <draw:polygon draw:style-name="gr9" draw:text-style-name="P5" draw:layer="layout" svg:width="0.235cm" svg:height="0.257cm" svg:x="15.832cm" svg:y="12.397cm" svg:viewBox="0 0 236 258" draw:points="99,258 0,0 37,0 119,218 200,0 236,0 138,258">
          <text:p/>
        </draw:polygon>
        <draw:path draw:style-name="gr9" draw:text-style-name="P5" draw:layer="layout" svg:width="0.179cm" svg:height="0.202cm" svg:x="16.062cm" svg:y="12.457cm" svg:viewBox="0 0 180 203" svg:d="M180 93v16h-146c1 21 8 38 20 49 12 13 28 19 49 19 13 0 24-2 36-5 11-3 23-8 34-14v31c-12 4-23 8-35 11-12 2-24 3-36 3-31 0-57-9-75-26-18-19-27-44-27-74 0-32 9-57 26-75 17-19 41-28 70-28 26 0 46 8 62 25 15 17 22 39 22 68zM148 84c0-18-5-31-14-42-9-10-22-15-38-15-17 0-31 5-42 15-12 10-18 24-19 42z">
          <text:p/>
        </draw:path>
        <draw:path draw:style-name="gr9" draw:text-style-name="P5" draw:layer="layout" svg:width="0.113cm" svg:height="0.197cm" svg:x="16.292cm" svg:y="12.457cm" svg:viewBox="0 0 114 198" svg:d="M114 34c-4-2-7-3-12-4-4-1-8-2-13-2-18 0-32 6-42 18-9 12-14 29-14 51v101h-33v-193h33v29c7-11 15-20 26-26 11-5 24-8 39-8 2 0 4 0 7 0 3 1 6 1 9 2z">
          <text:p/>
        </draw:path>
        <draw:path draw:style-name="gr9" draw:text-style-name="P5" draw:layer="layout" svg:width="0.282cm" svg:height="0.197cm" svg:x="16.431cm" svg:y="12.457cm" svg:viewBox="0 0 283 198" svg:d="M152 42c8-15 18-25 29-32s24-10 39-10c20 0 35 7 46 21s17 35 17 61v116h-32v-115c0-18-4-33-10-42-7-9-17-14-30-14-17 0-30 6-39 17-10 12-14 27-14 45v109h-32v-115c0-19-3-33-10-42s-17-14-30-14c-17 0-29 6-39 17-10 12-14 27-14 45v109h-33v-193h33v29c7-11 16-20 26-26 10-5 22-8 36-8s26 3 35 11c10 7 18 17 22 31z">
          <text:p/>
        </draw:path>
        <draw:path draw:style-name="gr9" draw:text-style-name="P5" draw:layer="layout" svg:width="0.177cm" svg:height="0.202cm" svg:x="16.762cm" svg:y="12.457cm" svg:viewBox="0 0 178 203" svg:d="M88 27c-17 0-30 6-40 20-10 13-15 31-15 54s5 41 15 55 23 21 40 21 31-7 41-21c9-14 15-32 15-55s-6-41-15-54c-10-14-24-20-41-20zM88 0c28 0 50 9 66 27s24 42 24 74-8 56-24 76c-16 17-38 26-66 26-27 0-49-9-65-26-15-20-23-44-23-76s8-56 23-74c16-18 38-27 65-27z">
          <text:p/>
        </draw:path>
        <draw:path draw:style-name="gr9" draw:text-style-name="P5" draw:layer="layout" svg:width="0.172cm" svg:height="0.271cm" svg:x="16.978cm" svg:y="12.457cm" svg:viewBox="0 0 173 272" svg:d="M142 100c0-24-5-42-16-55-9-12-22-19-40-19-17 0-30 7-39 19-10 13-14 31-14 55 0 22 4 40 14 53 9 13 22 19 39 19 18 0 31-6 40-19 11-13 16-31 16-53zM173 174c0 33-7 58-22 74-14 16-38 24-68 24-11 0-21-1-31-3-10-1-20-4-29-7v-31c9 5 19 9 28 11s18 4 27 4c21 0 37-6 47-17 10-10 17-27 17-49v-16c-8 12-16 20-27 26-10 6-22 8-36 8-24 0-43-9-57-27-15-18-22-42-22-71 0-31 7-55 22-73 14-18 33-27 57-27 14 0 26 3 36 8 11 6 19 14 27 26v-29h31z">
          <text:p/>
        </draw:path>
        <draw:path draw:style-name="gr9" draw:text-style-name="P5" draw:layer="layout" svg:width="0.179cm" svg:height="0.202cm" svg:x="17.202cm" svg:y="12.457cm" svg:viewBox="0 0 180 203" svg:d="M180 93v16h-147c1 21 8 38 20 49 11 13 28 19 49 19 12 0 24-2 35-5 12-3 24-8 35-14v31c-11 4-24 8-36 11-12 2-24 3-36 3-31 0-55-9-73-26-18-19-27-44-27-74 0-32 8-57 25-75 17-19 40-28 69-28 26 0 47 8 63 25 15 17 23 39 23 68zM147 84c0-18-5-31-15-42-9-10-22-15-37-15-18 0-32 5-43 15-10 10-16 24-18 42z">
          <text:p/>
        </draw:path>
        <draw:path draw:style-name="gr9" draw:text-style-name="P5" draw:layer="layout" svg:width="0.162cm" svg:height="0.197cm" svg:x="17.431cm" svg:y="12.457cm" svg:viewBox="0 0 163 198" svg:d="M163 82v116h-32v-115c0-18-3-33-10-42-8-9-18-14-32-14-18 0-31 6-41 17-11 12-16 27-16 45v109h-32v-193h32v29c9-11 18-20 28-25 10-6 22-9 36-9 22 0 39 7 50 20 11 14 17 35 17 62z">
          <text:p/>
        </draw:path>
        <draw:path draw:style-name="gr9" draw:text-style-name="P5" draw:layer="layout" svg:width="0.032cm" svg:height="0.268cm" svg:x="17.768cm" svg:y="12.386cm" svg:viewBox="0 0 33 269" svg:d="M0 77h33v192h-33zM0 0h33v41h-33z">
          <text:p/>
        </draw:path>
        <draw:path draw:style-name="gr9" draw:text-style-name="P5" draw:layer="layout" svg:width="0.162cm" svg:height="0.197cm" svg:x="17.865cm" svg:y="12.457cm" svg:viewBox="0 0 163 198" svg:d="M163 82v116h-32v-115c0-18-4-33-11-42s-17-14-32-14c-18 0-31 6-41 17-10 12-15 27-15 45v109h-32v-193h32v29c7-11 16-20 27-25 10-6 22-9 36-9 23 0 39 7 51 20 11 14 17 35 17 62z">
          <text:p/>
        </draw:path>
        <draw:path draw:style-name="gr9" draw:text-style-name="P5" draw:layer="layout" svg:width="0.281cm" svg:height="0.197cm" svg:x="18.201cm" svg:y="12.457cm" svg:viewBox="0 0 282 198" svg:d="M151 42c8-15 18-25 29-32s24-10 40-10c20 0 35 7 46 21s16 35 16 61v116h-31v-115c0-18-4-33-10-42-7-9-17-14-30-14-18 0-31 6-40 17-10 12-14 27-14 45v109h-32v-115c0-19-4-33-10-42-7-9-17-14-30-14-17 0-30 6-39 17-10 12-14 27-14 45v109h-32v-193h32v29c7-11 16-20 26-26 10-5 22-8 36-8s26 3 35 11c10 7 18 17 22 31z">
          <text:p/>
        </draw:path>
        <draw:polygon draw:style-name="gr9" draw:text-style-name="P5" draw:layer="layout" svg:width="0.326cm" svg:height="0.257cm" svg:x="18.524cm" svg:y="12.397cm" svg:viewBox="0 0 327 258" draw:points="0,0 35,0 89,219 143,0 183,0 238,219 291,0 327,0 262,258 218,258 163,34 108,258 65,258">
          <text:p/>
        </draw:polygon>
        <draw:line draw:style-name="gr6" draw:text-style-name="P2" draw:layer="layout" svg:x1="14.841cm" svg:y1="13.049cm" svg:x2="15.547cm" svg:y2="13.049cm">
          <text:p/>
        </draw:line>
        <draw:path draw:style-name="gr9" draw:text-style-name="P5" draw:layer="layout" svg:width="0.224cm" svg:height="0.267cm" svg:x="15.849cm" svg:y="12.91cm" svg:viewBox="0 0 225 268" svg:d="M191 225v-69h-58v-28h92v110c-13 10-28 17-44 23-17 5-34 7-53 7-40 0-71-12-94-36-23-23-34-56-34-98s11-75 34-98c23-24 54-36 94-36 17 0 33 3 49 7 15 4 29 10 42 18v37c-13-11-27-19-41-25-16-5-31-8-47-8-31 0-55 9-71 26-16 18-23 44-23 79s7 61 23 78c16 18 40 27 71 27 12 0 23-1 33-4 11-2 19-5 27-10z">
          <text:p/>
        </draw:path>
        <draw:path draw:style-name="gr9" draw:text-style-name="P5" draw:layer="layout" svg:width="0.179cm" svg:height="0.202cm" svg:x="16.122cm" svg:y="12.975cm" svg:viewBox="0 0 180 203" svg:d="M180 94v15h-147c1 22 8 39 20 50 11 12 28 17 49 17 12 0 24-1 35-4 12-3 23-8 35-14v30c-12 5-24 9-36 11-12 3-24 4-36 4-31 0-55-9-73-27s-27-42-27-72c0-32 8-58 25-76 17-19 40-28 69-28 26 0 47 8 62 25 16 16 24 40 24 69zM147 84c0-17-5-32-15-42-9-10-22-15-37-15-18 0-32 5-43 14-10 11-16 26-18 44z">
          <text:p/>
        </draw:path>
        <draw:path draw:style-name="gr9" draw:text-style-name="P5" draw:layer="layout" svg:width="0.282cm" svg:height="0.197cm" svg:x="16.351cm" svg:y="12.975cm" svg:viewBox="0 0 283 198" svg:d="M153 41c8-14 17-24 28-31s24-10 39-10c20 0 36 7 47 21s16 34 16 60v117h-32v-116c0-19-3-32-10-41-6-9-16-14-30-14-16 0-29 6-39 17-9 11-14 25-14 44v110h-32v-116c0-19-3-33-10-41-6-9-16-14-31-14-16 0-29 6-38 17-10 11-15 25-15 44v110h-32v-194h32v30c7-12 16-20 26-26s22-8 37-8c14 0 26 3 36 10s17 18 22 31z">
          <text:p/>
        </draw:path>
        <draw:path draw:style-name="gr9" draw:text-style-name="P5" draw:layer="layout" svg:width="0.032cm" svg:height="0.268cm" svg:x="16.696cm" svg:y="12.904cm" svg:viewBox="0 0 33 269" svg:d="M0 75h33v194h-33zM0 0h33v40h-33z">
          <text:p/>
        </draw:path>
        <draw:path draw:style-name="gr9" draw:text-style-name="P5" draw:layer="layout" svg:width="0.172cm" svg:height="0.273cm" svg:x="16.781cm" svg:y="12.904cm" svg:viewBox="0 0 173 274" svg:d="M140 106v-106h33v269h-33v-29c-7 12-15 20-25 26s-22 8-37 8c-23 0-42-9-57-28-14-18-21-43-21-73s7-55 21-73c15-19 34-28 57-28 15 0 27 2 37 8s18 14 25 26zM32 173c0 23 5 41 15 55 9 13 22 20 39 20s30-7 40-20c9-14 14-32 14-55s-5-42-14-55c-10-13-23-20-40-20s-30 7-39 20c-10 13-15 32-15 55z">
          <text:p/>
        </draw:path>
        <draw:path draw:style-name="gr9" draw:text-style-name="P5" draw:layer="layout" svg:width="0.173cm" svg:height="0.273cm" svg:x="17.004cm" svg:y="12.904cm" svg:viewBox="0 0 174 274" svg:d="M142 106v-106h32v269h-32v-29c-7 12-15 20-25 26-11 6-23 8-38 8-23 0-42-9-57-28-14-18-22-43-22-73s8-55 22-73c15-19 34-28 57-28 15 0 27 2 38 8 10 6 18 14 25 26zM33 173c0 23 5 41 15 55 9 13 22 20 39 20s31-7 41-20c9-14 14-32 14-55s-5-42-14-55c-10-13-24-20-41-20s-30 7-39 20c-10 13-15 32-15 55z">
          <text:p/>
        </draw:path>
        <draw:path draw:style-name="gr9" draw:text-style-name="P5" draw:layer="layout" svg:width="0.179cm" svg:height="0.202cm" svg:x="17.228cm" svg:y="12.975cm" svg:viewBox="0 0 180 203" svg:d="M180 94v15h-147c2 22 8 39 20 50 12 12 28 17 49 17 13 0 24-1 37-4 11-3 23-8 34-14v30c-12 5-23 9-35 11-13 3-25 4-38 4-30 0-55-9-73-27s-27-42-27-72c0-32 9-58 26-76 17-19 40-28 69-28 26 0 47 8 63 25 15 16 22 40 22 69zM148 84c0-17-5-32-14-42-11-10-23-15-39-15-17 0-32 5-42 14-11 11-17 26-19 44z">
          <text:p/>
        </draw:path>
        <draw:polygon draw:style-name="gr9" draw:text-style-name="P5" draw:layer="layout" svg:width="0.032cm" svg:height="0.268cm" svg:x="17.459cm" svg:y="12.904cm" svg:viewBox="0 0 33 269" draw:points="0,0 33,0 33,269 0,269">
          <text:p/>
        </draw:polygon>
        <draw:path draw:style-name="gr9" draw:text-style-name="P5" draw:layer="layout" svg:width="0.173cm" svg:height="0.273cm" svg:x="17.543cm" svg:y="12.904cm" svg:viewBox="0 0 174 274" svg:d="M142 106v-106h32v269h-32v-29c-6 12-15 20-25 26s-22 8-38 8c-23 0-42-9-57-28-14-18-22-43-22-73s8-55 22-73c15-19 34-28 57-28 16 0 28 2 38 8s19 14 25 26zM33 173c0 23 5 41 15 55 9 13 22 20 40 20 17 0 30-7 40-20 9-14 14-32 14-55s-5-42-14-55c-10-13-23-20-40-20-18 0-31 7-40 20-10 13-15 32-15 55z">
          <text:p/>
        </draw:path>
        <draw:path draw:style-name="gr9" draw:text-style-name="P5" draw:layer="layout" svg:width="0.179cm" svg:height="0.202cm" svg:x="17.767cm" svg:y="12.975cm" svg:viewBox="0 0 180 203" svg:d="M180 94v15h-147c2 22 8 39 20 50 12 12 28 17 49 17 12 0 25-1 37-4 11-3 22-8 34-14v30c-12 5-23 9-35 11-12 3-25 4-38 4-30 0-55-9-73-27s-27-42-27-72c0-32 9-58 26-76 17-19 40-28 69-28 26 0 47 8 63 25 15 16 22 40 22 69zM148 84c0-17-5-32-14-42-10-10-23-15-39-15-17 0-32 5-42 14-11 11-17 26-19 44z">
          <text:p/>
        </draw:path>
        <draw:polygon draw:style-name="gr9" draw:text-style-name="P5" draw:layer="layout" svg:width="0.235cm" svg:height="0.257cm" svg:x="18.08cm" svg:y="12.915cm" svg:viewBox="0 0 236 258" draw:points="98,258 0,0 36,0 118,218 200,0 236,0 138,258">
          <text:p/>
        </draw:polygon>
        <draw:path draw:style-name="gr9" draw:text-style-name="P5" draw:layer="layout" svg:width="0.179cm" svg:height="0.202cm" svg:x="18.31cm" svg:y="12.975cm" svg:viewBox="0 0 180 203" svg:d="M180 94v15h-146c1 22 8 39 19 50 12 12 28 17 49 17 14 0 25-1 37-4 11-3 23-8 34-14v30c-11 5-23 9-35 11-12 3-25 4-37 4-31 0-56-9-74-27-17-18-27-42-27-72 0-32 9-58 26-76 17-19 40-28 69-28 27 0 48 8 63 25 15 16 22 40 22 69zM149 84c-1-17-5-32-15-42-9-10-23-15-39-15-17 0-31 5-42 14-11 11-17 26-18 44z">
          <text:p/>
        </draw:path>
        <draw:path draw:style-name="gr9" draw:text-style-name="P5" draw:layer="layout" svg:width="0.113cm" svg:height="0.197cm" svg:x="18.54cm" svg:y="12.975cm" svg:viewBox="0 0 114 198" svg:d="M114 34c-3-2-7-4-12-5-4-1-8-1-13-1-18 0-32 6-43 17-9 12-14 29-14 51v102h-32v-194h32v30c7-11 15-20 27-26 11-5 24-8 39-8 2 0 5 0 7 0 3 0 6 1 9 1z">
          <text:p/>
        </draw:path>
        <draw:path draw:style-name="gr9" draw:text-style-name="P5" draw:layer="layout" svg:width="0.282cm" svg:height="0.197cm" svg:x="18.679cm" svg:y="12.975cm" svg:viewBox="0 0 283 198" svg:d="M152 41c8-14 18-24 29-31s24-10 39-10c20 0 35 7 46 21s17 34 17 60v117h-32v-116c0-19-4-32-10-41-7-9-17-14-30-14-16 0-29 6-39 17s-14 25-14 44v110h-32v-116c0-19-3-33-10-41-6-9-17-14-30-14-16 0-29 6-39 17-9 11-14 25-14 44v110h-33v-194h33v30c7-12 16-20 26-26s22-8 36-8 26 3 36 10c9 7 17 18 21 31z">
          <text:p/>
        </draw:path>
        <draw:path draw:style-name="gr9" draw:text-style-name="P5" draw:layer="layout" svg:width="0.177cm" svg:height="0.202cm" svg:x="19.01cm" svg:y="12.975cm" svg:viewBox="0 0 178 203" svg:d="M90 27c-17 0-31 6-41 19-10 15-15 33-15 56s5 41 15 54c10 14 23 20 41 20 17 0 30-6 40-20 10-13 15-31 15-54s-5-41-15-55-23-20-40-20zM90 0c27 0 49 9 64 27 16 17 24 43 24 75s-8 56-24 74c-15 18-37 27-64 27-28 0-50-9-65-27-17-18-25-42-25-74s8-58 25-75c15-18 37-27 65-27z">
          <text:p/>
        </draw:path>
        <draw:path draw:style-name="gr9" draw:text-style-name="P5" draw:layer="layout" svg:width="0.172cm" svg:height="0.271cm" svg:x="19.226cm" svg:y="12.975cm" svg:viewBox="0 0 173 272" svg:d="M142 99c0-24-5-41-15-54s-23-19-40-19-31 6-40 19c-10 13-14 30-14 54 0 23 4 41 14 54 9 12 23 19 40 19s30-7 40-19c10-13 15-31 15-54zM173 174c0 33-7 58-22 74-14 16-37 24-68 24-11 0-21-1-31-3s-20-4-29-8v-30c9 5 19 8 28 11 9 2 18 3 27 3 21 0 37-5 48-16 10-11 16-27 16-49v-16c-7 12-15 20-27 26-10 5-22 8-36 8-24 0-43-9-57-27-15-18-22-42-22-72s7-54 22-72c14-18 33-27 57-27 14 0 26 2 36 8 12 6 20 14 27 26v-30h31z">
          <text:p/>
        </draw:path>
        <draw:path draw:style-name="gr9" draw:text-style-name="P5" draw:layer="layout" svg:width="0.179cm" svg:height="0.202cm" svg:x="19.45cm" svg:y="12.975cm" svg:viewBox="0 0 180 203" svg:d="M180 94v15h-147c1 22 9 39 21 50 11 12 28 17 49 17 12 0 24-1 35-4 12-3 23-8 34-14v30c-11 5-23 9-35 11-12 3-24 4-36 4-31 0-55-9-74-27-18-18-27-42-27-72 0-32 8-58 25-76 18-19 41-28 70-28 26 0 47 8 62 25 15 16 23 40 23 69zM148 84c0-17-5-32-15-42-9-10-22-15-37-15-18 0-32 5-43 14-10 11-18 26-19 44z">
          <text:p/>
        </draw:path>
        <draw:path draw:style-name="gr9" draw:text-style-name="P5" draw:layer="layout" svg:width="0.162cm" svg:height="0.197cm" svg:x="19.679cm" svg:y="12.975cm" svg:viewBox="0 0 163 198" svg:d="M163 81v117h-32v-116c0-19-3-32-10-41s-18-14-32-14c-17 0-31 6-41 17-11 11-16 25-16 44v110h-32v-194h32v30c8-11 18-20 28-26 10-5 22-8 36-8 22 0 39 7 50 20 11 14 17 34 17 61z">
          <text:p/>
        </draw:path>
        <draw:path draw:style-name="gr9" draw:text-style-name="P5" draw:layer="layout" svg:width="0.032cm" svg:height="0.268cm" svg:x="20.016cm" svg:y="12.904cm" svg:viewBox="0 0 33 269" svg:d="M0 75h33v194h-33zM0 0h33v40h-33z">
          <text:p/>
        </draw:path>
        <draw:path draw:style-name="gr9" draw:text-style-name="P5" draw:layer="layout" svg:width="0.162cm" svg:height="0.197cm" svg:x="20.113cm" svg:y="12.975cm" svg:viewBox="0 0 163 198" svg:d="M163 81v117h-32v-116c0-19-3-32-11-41-7-9-17-14-33-14-17 0-30 6-40 17s-15 25-15 44v110h-32v-194h32v30c8-11 17-20 27-26 10-5 22-8 36-8 23 0 39 7 51 20 11 14 17 34 17 61z">
          <text:p/>
        </draw:path>
        <draw:path draw:style-name="gr9" draw:text-style-name="P5" draw:layer="layout" svg:width="0.282cm" svg:height="0.197cm" svg:x="20.449cm" svg:y="12.975cm" svg:viewBox="0 0 283 198" svg:d="M151 41c8-14 18-24 29-31s24-10 40-10c20 0 35 7 46 21s17 34 17 60v117h-32v-116c0-19-4-32-10-41-7-9-17-14-30-14-17 0-30 6-40 17s-14 25-14 44v110h-32v-116c0-19-3-33-10-41-7-9-17-14-30-14-16 0-29 6-39 17-9 11-14 25-14 44v110h-32v-194h32v30c7-12 16-20 26-26s22-8 36-8 26 3 36 10c9 7 17 18 21 31z">
          <text:p/>
        </draw:path>
        <draw:polygon draw:style-name="gr9" draw:text-style-name="P5" draw:layer="layout" svg:width="0.326cm" svg:height="0.257cm" svg:x="20.772cm" svg:y="12.915cm" svg:viewBox="0 0 327 258" draw:points="0,0 35,0 89,218 143,0 183,0 238,218 292,0 327,0 262,258 218,258 163,34 108,258 65,258">
          <text:p/>
        </draw:polygon>
        <draw:path draw:style-name="gr9" draw:text-style-name="P5" draw:layer="layout" svg:width="0.221cm" svg:height="0.1cm" svg:x="21.259cm" svg:y="13.012cm" svg:viewBox="0 0 222 101" svg:d="M0 0h222v30h-222zM0 71h222v30h-222z">
          <text:p/>
        </draw:path>
        <draw:polygon draw:style-name="gr9" draw:text-style-name="P5" draw:layer="layout" svg:width="0.093cm" svg:height="0.028cm" svg:x="21.646cm" svg:y="13.062cm" svg:viewBox="0 0 94 29" draw:points="0,0 94,0 94,29 0,29">
          <text:p/>
        </draw:polygon>
        <draw:path draw:style-name="gr9" draw:text-style-name="P5" draw:layer="layout" svg:width="0.178cm" svg:height="0.267cm" svg:x="21.781cm" svg:y="12.91cm" svg:viewBox="0 0 179 268" svg:d="M93 120c-17 0-29 5-38 16s-14 25-14 44c0 18 5 33 14 44 9 10 21 16 38 16 16 0 28-6 37-16 9-11 14-26 14-44 0-19-5-33-14-44s-21-16-37-16zM162 11v31c-9-4-18-7-26-9-9-2-18-3-27-3-23 0-41 7-54 23-12 15-19 39-20 70 7-10 15-17 25-23 10-5 23-8 35-8 26 0 46 8 61 24 15 15 23 37 23 64 0 26-8 47-24 63-15 17-36 25-62 25-31 0-54-12-69-35-16-23-24-56-24-99 0-41 10-73 29-97 19-25 45-37 79-37 9 0 17 1 26 3s18 4 28 8z">
          <text:p/>
        </draw:path>
        <draw:polygon draw:style-name="gr9" draw:text-style-name="P5" draw:layer="layout" svg:width="0.036cm" svg:height="0.044cm" svg:x="22.019cm" svg:y="13.128cm" svg:viewBox="0 0 37 45" draw:points="0,0 37,0 37,45 0,45">
          <text:p/>
        </draw:polygon>
        <draw:path draw:style-name="gr9" draw:text-style-name="P5" draw:layer="layout" svg:width="0.176cm" svg:height="0.267cm" svg:x="22.117cm" svg:y="12.91cm" svg:viewBox="0 0 177 268" svg:d="M88 140c-16 0-29 4-39 13-9 9-14 21-14 37 0 15 5 28 14 36 10 9 23 14 39 14 17 0 30-5 39-14 10-9 15-21 15-36 0-16-5-28-15-37-9-9-22-13-39-13zM53 125c-15-3-26-10-35-20-8-11-12-23-12-38 0-21 7-37 22-49s35-18 60-18c26 0 46 6 62 18 14 12 21 28 21 49 0 15-4 27-12 38-8 10-21 17-36 20 17 4 31 12 40 23 10 12 14 25 14 42 0 25-7 44-22 57-17 15-38 21-67 21-28 0-50-6-65-21-15-13-23-32-23-57 0-17 5-30 14-42 10-11 23-19 39-23zM41 70c0 14 4 24 12 31 8 8 20 12 35 12s27-4 35-12c9-7 13-17 13-31 0-13-4-23-13-31-8-7-20-11-35-11s-27 4-35 11c-8 8-12 18-12 31z">
          <text:p/>
        </draw:path>
        <draw:path draw:style-name="gr9" draw:text-style-name="P5" draw:layer="layout" svg:width="0.187cm" svg:height="0.257cm" svg:x="22.335cm" svg:y="12.915cm" svg:viewBox="0 0 188 258" svg:d="M117 30l-88 139h88zM108 0h43v169h37v29h-37v60h-34v-60h-117v-34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1" draw:style="rect" draw:dots1="1" draw:dots1-length="0.078cm" draw:distance="0.03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5.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5-13T15:21:03.072768148</dc:date>
    <meta:editing-duration>PT30S</meta:editing-duration>
    <meta:editing-cycles>1</meta:editing-cycles>
    <meta:document-statistic meta:object-count="142"/>
    <meta:generator>LibreOffice/7.3.7.2$Linux_X86_64 LibreOffice_project/30$Build-2</meta:generator>
  </office:meta>
</office:document-meta>
</file>